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E4000000B000000078857E4EE332B95D6F.emf" manifest:media-type="image/x-emf"/>
  <manifest:file-entry manifest:full-path="Pictures/100000010000000700000005D0D225F6EAD04D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753cm" fo:min-width="37.429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9.62cm" fo:min-width="7.619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7.599cm" fo:min-width="13.78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9.304cm" fo:min-width="12.38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921cm" fo:min-width="10.871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7.52cm" fo:min-width="8.184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5.836cm" fo:min-width="22.995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8.187cm" fo:min-width="11.82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9.363cm" fo:min-width="14.039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none" fo:min-height="0.586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885cm" fo:min-width="12.097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draw:fill="none" fo:min-height="2.3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424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5.69cm"/>
      <style:paragraph-properties style:writing-mode="lr-tb"/>
    </style:style>
    <style:style style:name="gr20" style:family="graphic" style:parent-style-name="standard">
      <style:graphic-properties draw:stroke="none" draw:fill="none" fo:min-height="19.093cm"/>
      <style:paragraph-properties style:writing-mode="lr-tb"/>
    </style:style>
    <style:style style:name="pr1" style:family="presentation" style:parent-style-name="Master2-Layout7-blank-白紙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白紙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4.8999996185303pt" style:font-style-asian="normal" style:font-weight-asian="normal" style:font-name-complex="Lohit Devanagari" style:font-size-complex="14.8999996185303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.8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SC" style:font-size-asian="14.8999996185303pt" style:font-style-asian="normal" style:font-weight-asian="bold" style:font-name-complex="Lohit Devanagari" style:font-size-complex="14.8999996185303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白紙">
        <draw:frame draw:name="テキスト ボックス 1" draw:style-name="gr1" draw:text-style-name="P2" draw:layer="layout" svg:width="37.929cm" svg:height="2.003cm" svg:x="1.099cm" svg:y="0.674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2" draw:style-name="gr2" draw:text-style-name="P2" draw:layer="layout" svg:width="21.499cm" svg:height="9.87cm" svg:x="0.841cm" svg:y="2.94cm">
          <draw:text-box>
            <text:p text:style-name="P1"><text:span text:style-name="T2">ὅτι μὲν ὑμεῖς, ὦ ἄνδρες Ἀθηναῖοι,</text:span></text:p>
            <text:p text:style-name="P1"><text:span text:style-name="T2"/></text:p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  <text:p text:style-name="P1"><text:span text:style-name="T2">ἐγὼ δ᾽ οὖν καὶ αὐτὸς ὑπ᾽ αὐτῶν ὀλίγου ἐμαυτοῦ ἐπελαθόμην, οὕτω πιθανῶς ἔλεγον.</text:span></text:p>
          </draw:text-box>
        </draw:frame>
        <draw:frame draw:name="テキスト ボックス 3" draw:style-name="gr3" draw:text-style-name="P2" draw:layer="layout" svg:width="35.639cm" svg:height="7.849cm" svg:x="11.48cm" svg:y="2.73cm">
          <draw:text-box>
            <text:p text:style-name="P1"><text:span text:style-name="T1">ὅτι • (hóti)</text:span></text:p>
            <text:p text:style-name="P1"><text:span text:style-name="T1"/></text:p>
            <text:p text:style-name="P1"><text:span text:style-name="T1">subordinating conjunction</text:span></text:p>
            <text:p text:style-name="P1"><text:span text:style-name="T1">after verbs of perception and emotion, introducing a noun clause expressing a fact: that (with the same mood as the corresponding independent clause)</text:span></text:p>
            <text:p text:style-name="P1"><text:span text:style-name="T1">after verbs of perception, emotion, saying, or hearing, introducing an indirect statement: that (with indicative or optative)</text:span></text:p>
            <text:p text:style-name="P1"><text:span text:style-name="T1">introducing a causal clause expressing a reason: because, seeing that</text:span></text:p>
            <text:p text:style-name="P1"><text:span text:style-name="T1">(with a superlative) as much as possible</text:span></text:p>
          </draw:text-box>
        </draw:frame>
        <draw:frame draw:name="テキスト ボックス 4" draw:style-name="gr4" draw:text-style-name="P2" draw:layer="layout" svg:width="13.583cm" svg:height="9.554cm" svg:x="14.28cm" svg:y="10.815cm">
          <draw:text-box>
            <text:p text:style-name="P1"><text:span text:style-name="T1">Particle</text:span></text:p>
            <text:p text:style-name="P1"><text:span text:style-name="T1">μέν • (mén) (discourse particle)</text:span></text:p>
            <text:p text:style-name="P1"><text:span text:style-name="T1"/></text:p>
            <text:p text:style-name="P1"><text:span text:style-name="T1">on the one hand, while, whereas (often left untranslated)</text:span></text:p>
            <text:p text:style-name="P1"><text:span text:style-name="T1">(before other particles) accordingly, and so</text:span></text:p>
          </draw:text-box>
        </draw:frame>
        <draw:frame draw:name="テキスト ボックス 5" draw:style-name="gr5" draw:text-style-name="P2" draw:layer="layout" svg:width="15.353cm" svg:height="3.171cm" svg:x="1.4cm" svg:y="12.39cm">
          <draw:text-box>
            <text:p text:style-name="P1"><text:span text:style-name="T1">Pronoun</text:span></text:p>
            <text:p text:style-name="P1"><text:span text:style-name="T1">ῡ̔μεῖς • (hūmeîs)</text:span></text:p>
            <text:p text:style-name="P1"><text:span text:style-name="T1"/></text:p>
            <text:p text:style-name="P1"><text:span text:style-name="T1">second person plural personal pronoun: you (ye, y'all, you guys)</text:span></text:p>
          </draw:text-box>
        </draw:frame>
        <presentation:notes draw:style-name="dp2">
          <draw:frame draw:name="スライド番号プレースホルダー 6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1" draw:layer="layout" svg:width="20.479cm" svg:height="11.523cm" svg:x="1.993cm" svg:y="2.337cm" draw:page-number="1" presentation:class="page"/>
          <draw:frame draw:name="ノート プレースホルダー 2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Master2-Layout7-blank-白紙">
        <draw:frame draw:name="テキスト ボックス 1" draw:style-name="gr1" draw:text-style-name="P2" draw:layer="layout" svg:width="37.929cm" svg:height="2.003cm" svg:x="0.28cm" svg:y="0.128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2" draw:style-name="gr7" draw:text-style-name="P6" draw:layer="layout" svg:width="21.499cm" svg:height="7.77cm" svg:x="0.841cm" svg:y="2.31cm">
          <draw:text-box>
            <text:p text:style-name="P1"><text:span text:style-name="T2">ὅτι μὲν ὑμεῖς, ὦ ἄνδρες Ἀθηναῖοι,</text:span></text:p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>ἐγὼ δ᾽ οὖν καὶ αὐτὸς ὑπ᾽ αὐτῶν ὀλίγου ἐμαυτοῦ ἐπελαθόμην, οὕτω πιθανῶς ἔλεγον.</text:span></text:p>
          </draw:text-box>
        </draw:frame>
        <draw:frame draw:name="テキスト ボックス 3" draw:style-name="gr8" draw:text-style-name="P6" draw:layer="layout" svg:width="30.195cm" svg:height="6.086cm" svg:x="13.62cm" svg:y="2.169cm">
          <draw:text-box>
            <text:p text:style-name="P1"><text:span text:style-name="T1">ὦ <text:s/>Interjection ὦ • (ô)</text:span></text:p>
            <text:p text:style-name="P1"><text:span text:style-name="T1">(usually ὤ) expresses surprise, joy, or pain: oh!; ah!</text:span></text:p>
            <text:p text:style-name="P1"><text:span text:style-name="T1">(usually ὦ) Very commonly used before a noun in the vocative or nominative case when addressing someone or something: O...</text:span></text:p>
            <text:p text:style-name="P1"><text:span text:style-name="T1"/></text:p>
          </draw:text-box>
        </draw:frame>
        <draw:frame draw:name="テキスト ボックス 4" draw:style-name="gr9" draw:text-style-name="P2" draw:layer="layout" svg:width="55.916cm" svg:height="8.437cm" svg:x="15.4cm" svg:y="5.25cm">
          <draw:text-box>
            <text:p text:style-name="P1"><text:span text:style-name="T1">Noun ἄνδρες • (ándres) nominative/vocative plural of ἀνήρ (anḗr)</text:span></text:p>
            <text:p text:style-name="P1"><text:span text:style-name="T1"/></text:p>
            <text:p text:style-name="P1"><text:span text:style-name="T1">Noun ᾰ̓νήρ • (anḗr) m (genitive ᾰ̓νδρός); third declension</text:span></text:p>
            <text:p text:style-name="P1"><text:span text:style-name="T1"/></text:p>
            <text:p text:style-name="P1"><text:span text:style-name="T1">man (adult male) husband human being, as opposed to a god Usage notes The word ἀνήρ may form a crasis with the definite article, resulting in ὁ (ho) and ἀνήρ merging. The Attic crasis is ᾱ̔νήρ (hānḗr) and the Ionic crasis is ὡνήρ (hōnḗr).</text:span></text:p>
          </draw:text-box>
        </draw:frame>
        <draw:frame draw:name="テキスト ボックス 5" draw:style-name="gr10" draw:text-style-name="P2" draw:layer="layout" svg:width="20.695cm" svg:height="9.613cm" svg:x="0.841cm" svg:y="9.287cm">
          <draw:text-box>
            <text:p text:style-name="P1"><text:span text:style-name="T1">Ἀθηναῖοι • (Athēnaîoi)</text:span></text:p>
            <text:p text:style-name="P1"><text:span text:style-name="T1">masculine nominative/vocative plural of Ἀθηναῖος (Athēnaîos)</text:span></text:p>
            <text:p text:style-name="P1"><text:span text:style-name="T1"/></text:p>
            <text:p text:style-name="P1"><text:span text:style-name="T1">Adjective</text:span></text:p>
            <text:p text:style-name="P1"><text:span text:style-name="T1">Ἀθηναῖος • (Athēnaîos) m (feminine Ἀθηναίᾱ, neuter Ἀθηναῖον); first/second declension</text:span></text:p>
            <text:p text:style-name="P1"><text:span text:style-name="T1"/></text:p>
            <text:p text:style-name="P1"><text:span text:style-name="T1">of or relating to Athens; Athenian</text:span></text:p>
            <text:p text:style-name="P1"><text:span text:style-name="T1">(substantive) an Athenian</text:span></text:p>
          </draw:text-box>
        </draw:frame>
        <draw:frame draw:name="インク 9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presentation:notes draw:style-name="dp2">
          <draw:frame draw:name="スライド番号プレースホルダー 6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1" draw:layer="layout" svg:width="20.479cm" svg:height="11.523cm" svg:x="1.993cm" svg:y="2.337cm" draw:page-number="2" presentation:class="page"/>
          <draw:frame draw:name="ノート プレースホルダー 2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3" draw:master-page-name="Master2-Layout7-blank-白紙">
        <draw:frame draw:style-name="gr12" draw:text-style-name="P7" draw:layer="layout" svg:width="8.795cm" svg:height="2.003cm" svg:x="1.365cm" svg:y="1.27cm">
          <draw:text-box>
            <text:p><text:span text:style-name="T2">ὅτι μὲν ὑμεῖς, ὦ ἄνδρες Ἀθηναῖοι,</text:span></text:p>
            <text:p><text:span text:style-name="T2"/></text:p>
            <text:p><text:span text:style-name="T2">Oh so you, hey guys Athenian,</text:span></text:p>
          </draw:text-box>
        </draw:frame>
        <draw:frame draw:name="テキスト ボックス 6" draw:style-name="gr13" draw:text-style-name="P6" draw:layer="layout" svg:width="12.944cm" svg:height="2.587cm" svg:x="1.27cm" svg:y="4.398cm">
          <draw:text-box>
            <text:p text:style-name="P1"><text:span text:style-name="T2"/></text:p>
            <text:p text:style-name="P1"><text:span text:style-name="T2">πεπόνθατε ὑπὸ τῶν [ἐμῶν κατηγόρων]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style-name="gr12" draw:text-style-name="P7" draw:layer="layout" svg:width="2.669cm" svg:height="0.836cm" svg:x="1.27cm" svg:y="6.985cm">
          <draw:text-box>
            <text:p><text:span text:style-name="T2">οὐκ οἶδα</text:span></text:p>
          </draw:text-box>
        </draw:frame>
        <draw:frame draw:style-name="gr12" draw:text-style-name="P7" draw:layer="layout" svg:width="4.782cm" svg:height="2.003cm" svg:x="17.78cm" svg:y="7.62cm">
          <draw:text-box>
            <text:p><text:span text:style-name="T2">ἐμῶν κατηγόρων</text:span><text:span text:style-name="T2"><text:line-break/></text:span><text:span text:style-name="T2">My prosecutors</text:span><text:span text:style-name="T2"><text:tab/></text:span></text:p>
          </draw:text-box>
        </draw:frame>
        <draw:frame draw:style-name="gr14" draw:text-style-name="P7" draw:layer="layout" svg:width="16.41cm" svg:height="2.587cm" svg:x="1.27cm" svg:y="8.516cm">
          <draw:text-box>
            <text:p><text:span text:style-name="T2">πεπόνθατε ὑπὸ τῶν [my prosecutors], οὐκ οἶδα:</text:span><text:span text:style-name="T2"><text:line-break/></text:span><text:span text:style-name="T2"><text:line-break/></text:span><text:span text:style-name="T2">undergo/suffer [preposition] [the] [my prosecutors],[I doubt that] <text:s/></text:span></text:p>
          </draw:text-box>
        </draw:frame>
        <draw:frame draw:style-name="gr15" draw:text-style-name="P8" draw:layer="layout" svg:width="15.365cm" svg:height="0.962cm" svg:x="2.415cm" svg:y="12.065cm">
          <draw:text-box>
            <text:p>Undergo/suffer under/by my prosecutors, I doubt that</text:p>
          </draw:text-box>
        </draw:frame>
        <draw:frame draw:style-name="gr16" draw:text-style-name="P7" draw:layer="layout" svg:width="20.335cm" svg:height="1.674cm" svg:x="1.255cm" svg:y="13.566cm">
          <draw:text-box>
            <text:p>How you, men of Athens, have been affected by my accusers, I do 17a</text:p>
            <text:p>not know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7-blank-白紙">
        <draw:frame draw:name="テキスト ボックス 10" draw:style-name="gr1" draw:text-style-name="P2" draw:layer="layout" svg:width="37.929cm" svg:height="2.003cm" svg:x="0.28cm" svg:y="0.128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11" draw:style-name="gr13" draw:text-style-name="P6" draw:layer="layout" svg:width="12.597cm" svg:height="2.587cm" svg:x="0.738cm" svg:y="1.858cm">
          <draw:text-box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name="インク 2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draw:frame draw:style-name="gr18" draw:text-style-name="P8" draw:layer="layout" svg:width="26.035cm" svg:height="15.893cm" svg:x="0.635cm" svg:y="3.175cm">
          <draw:text-box>
            <text:p>Verb</text:p>
            <text:p>πεπόνθᾰτε • (pepónthate)</text:p>
            <text:p/>
            <text:p>second-person plural perfect active indicative of πάσχω (páskhō)</text:p>
            <text:p/>
            <text:p>Verb</text:p>
            <text:p>πᾰ́σχω • (páskhō)</text:p>
            <text:p/>
            <text:p>to undergo, experience (as opposed to acting)</text:p>
            <text:p>(with another person involved) have someone do something to oneself, to be treated a certain way by someone (with ὑπό (hupó) and genitive, sometimes with adverb of manner)</text:p>
            <text:p>(in a negative sense) suffer at someone's hands </text:p>
            <text:p>(law) to suffer a punishment</text:p>
            <text:p>(without a person involved) to experience something, have something happen to one, undergo something</text:p>
            <text:p>to be in a certain situation (with adverb of manner)</text:p>
            <text:p>to feel an emotion or impulse</text:p>
            <text:p>(in negative sense) suffer</text:p>
            <text:p>to be ill or injured in a certain way (with accusative of part affected)</text:p>
            <text:p>Πάσχω τὴν καρδίαν.</text:p>
            <text:p>Páskhō tḕn kardían.</text:p>
            <text:p>I suffer in the [my] heart.</text:p>
          </draw:text-box>
        </draw:frame>
        <presentation:notes draw:style-name="dp4">
          <draw:frame draw:name="スライド番号プレースホルダー 1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3" draw:layer="layout" svg:width="20.479cm" svg:height="11.523cm" svg:x="1.993cm" svg:y="2.337cm" draw:page-number="4" presentation:class="page"/>
          <draw:frame draw:name="ノート プレースホルダー 3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Master2-Layout7-blank-白紙">
        <draw:frame draw:name="テキスト ボックス 7" draw:style-name="gr1" draw:text-style-name="P2" draw:layer="layout" svg:width="37.929cm" svg:height="2.003cm" svg:x="0.28cm" svg:y="0.128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8" draw:style-name="gr13" draw:text-style-name="P6" draw:layer="layout" svg:width="12.597cm" svg:height="2.587cm" svg:x="0.738cm" svg:y="1.858cm">
          <draw:text-box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name="インク 3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draw:frame draw:style-name="gr18" draw:text-style-name="P8" draw:layer="layout" svg:width="26.035cm" svg:height="25.136cm" svg:x="0.635cm" svg:y="3.175cm">
          <draw:text-box>
            <text:p>Preposition</text:p>
            <text:p>ῠ̔πό • (hupó) (governs the genitive, dative and accusative)</text:p>
            <text:p/>
            <text:p>(+ genitive)</text:p>
            <text:p>(of place) from underneath </text:p>
            <text:p>under, beneath </text:p>
            <text:p>(of cause or agency) by, through </text:p>
            <text:p>(in pregnant phrases) of immediate acts of an agent, as well as further results </text:p>
            <text:p>(in Herodotus and Attic, of things as well as persons) </text:p>
            <text:p>denoting the attendant or accompanying circumstances </text:p>
            <text:p>(of accompanying music) to give the time </text:p>
            <text:p>(+ dative)</text:p>
            <text:p>(of place or position) under, near </text:p>
            <text:p>(of agency) under, through, by </text:p>
            <text:p>expressing subjection or dependence </text:p>
            <text:p>of logical subordination </text:p>
            <text:p>of attendant circumstances </text:p>
            <text:p>(+ accusative)</text:p>
            <text:p>(of place) to express motion towards and under </text:p>
            <text:p>of position or extension </text:p>
            <text:p>of logical subordination </text:p>
            <text:p>of subjection, control </text:p>
            <text:p>(of time) just after </text:p>
            <text:p>of accompaniment </text:p>
            <text:p>to a certain degree </text:p>
            <text:p>Antonyms</text:p>
            <text:p>ὑπέρ (hupér)</text:p>
            <text:p>Derived terms</text:p>
            <text:p>ὕπᾰτος (húpatos)</text:p>
            <text:p>ὑπέκ (hupék)</text:p>
            <text:p>ὕπτιος (húptios)</text:p>
            <text:p>Descendants</text:p>
            <text:p>English: hypo-</text:p>
            <text:p>Spanish: hipo-</text:p>
            <text:p>Russian: гипо- (gipo-)</text:p>
          </draw:text-box>
        </draw:frame>
        <presentation:notes draw:style-name="dp4">
          <draw:frame draw:name="スライド番号プレースホルダー 2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2" draw:layer="layout" svg:width="20.479cm" svg:height="11.523cm" svg:x="1.993cm" svg:y="2.337cm" draw:page-number="5" presentation:class="page"/>
          <draw:frame draw:name="ノート プレースホルダー 4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Master2-Layout7-blank-白紙">
        <draw:frame draw:name="テキスト ボックス 9" draw:style-name="gr1" draw:text-style-name="P2" draw:layer="layout" svg:width="37.929cm" svg:height="2.003cm" svg:x="0.28cm" svg:y="0.2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12" draw:style-name="gr13" draw:text-style-name="P6" draw:layer="layout" svg:width="12.597cm" svg:height="2.587cm" svg:x="0.738cm" svg:y="1.858cm">
          <draw:text-box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name="インク 4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draw:frame draw:style-name="gr18" draw:text-style-name="P8" draw:layer="layout" svg:width="26.035cm" svg:height="15.893cm" svg:x="0.635cm" svg:y="3.81cm">
          <draw:text-box>
            <text:p>Article</text:p>
            <text:p>τῶν • (tôn)</text:p>
            <text:p/>
            <text:p>(Attic, Ionic) masculine/feminine/neuter genitive plural of ὁ (ho)</text:p>
            <text:p/>
            <text:p>Article</text:p>
            <text:p>ὁ • (ho) m, ἡ f (hē), τό n (tó)</text:p>
            <text:p/>
            <text:p>(rarely in Epic, often in later Greek) the</text:p>
            <text:p>Usage notes</text:p>
            <text:p>The article undergoes crasis with nouns and adjectives that start with a vowel:</text:p>
            <text:p>τὸ ὄνομα → τοὔνομα "the name"</text:p>
            <text:p>τὰ ἐμά → τᾱ̓μά "my (affairs)"</text:p>
            <text:p>τὸ ἐναντίον → τοὐναντίον "on the contrary"</text:p>
            <text:p>τὸ αὐτό → ταὐτό "the same"</text:p>
          </draw:text-box>
        </draw:frame>
        <presentation:notes draw:style-name="dp4">
          <draw:frame draw:name="スライド番号プレースホルダー 3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4" draw:layer="layout" svg:width="20.479cm" svg:height="11.523cm" svg:x="1.993cm" svg:y="2.337cm" draw:page-number="6" presentation:class="page"/>
          <draw:frame draw:name="ノート プレースホルダー 5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Master2-Layout7-blank-白紙">
        <draw:frame draw:name="テキスト ボックス 13" draw:style-name="gr1" draw:text-style-name="P2" draw:layer="layout" svg:width="37.929cm" svg:height="2.003cm" svg:x="0.28cm" svg:y="0.128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14" draw:style-name="gr13" draw:text-style-name="P6" draw:layer="layout" svg:width="12.597cm" svg:height="2.587cm" svg:x="0.738cm" svg:y="1.858cm">
          <draw:text-box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name="インク 5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draw:frame draw:style-name="gr19" draw:text-style-name="P7" draw:layer="layout" svg:width="20.517cm" svg:height="11.627cm" svg:x="1.073cm" svg:y="3.81cm">
          <draw:text-box>
            <text:p>Adjective</text:p>
            <text:p>ἐμῶν • (emôn)</text:p>
            <text:p/>
            <text:p>masculine/feminine/neuter genitive plural of ἐμός (emós)</text:p>
            <text:p>Participle</text:p>
            <text:p>ἐμῶν • (emôn) m (feminine ἐμοῦσᾰ, neuter ἐμοῦν); first/third declension</text:p>
            <text:p/>
            <text:p>present active participle of ἐμέω (eméō)</text:p>
            <text:p/>
            <text:p>Adjective</text:p>
            <text:p>ἐμός • (emós) m (feminine ἐμή, neuter ἐμόν); first/second declension (first person singular possessive adjective)</text:p>
            <text:p/>
            <text:p>(modifying noun) my, of mine</text:p>
            <text:p>(substantive, on its own, often with article) mine</text:p>
            <text:p>(in the plural) my friends or family; my possessions</text:p>
          </draw:text-box>
        </draw:frame>
        <presentation:notes draw:style-name="dp4">
          <draw:frame draw:name="スライド番号プレースホルダー 4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5" draw:layer="layout" svg:width="20.479cm" svg:height="11.523cm" svg:x="1.993cm" svg:y="2.337cm" draw:page-number="7" presentation:class="page"/>
          <draw:frame draw:name="ノート プレースホルダー 6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Master2-Layout7-blank-白紙">
        <draw:frame draw:name="テキスト ボックス 15" draw:style-name="gr1" draw:text-style-name="P2" draw:layer="layout" svg:width="37.929cm" svg:height="2.003cm" svg:x="0.28cm" svg:y="0.128cm">
          <draw:text-box>
            <text:p text:style-name="P1"><text:span text:style-name="T1">Growing inside me: Plato “Apology”</text:span></text:p>
            <text:p text:style-name="P1"><text:span text:style-name="T1"/></text:p>
            <text:p text:style-name="P1"><text:span text:style-name="T1">http://www.perseus.tufts.edu/hopper/text?doc=Perseus%3Atext%3A1999.01.0169%3Atext%3DApol.%3Asection%3D17a</text:span></text:p>
          </draw:text-box>
        </draw:frame>
        <draw:frame draw:name="テキスト ボックス 16" draw:style-name="gr13" draw:text-style-name="P6" draw:layer="layout" svg:width="12.597cm" svg:height="2.587cm" svg:x="0.738cm" svg:y="1.858cm">
          <draw:text-box>
            <text:p text:style-name="P1"><text:span text:style-name="T2"/></text:p>
            <text:p text:style-name="P1"><text:span text:style-name="T2">πεπόνθατε ὑπὸ τῶν ἐμῶν κατηγόρων, οὐκ οἶδα:</text:span></text:p>
            <text:p text:style-name="P1"><text:span text:style-name="T2"/></text:p>
            <text:p text:style-name="P1"><text:span text:style-name="T2"/></text:p>
          </draw:text-box>
        </draw:frame>
        <draw:frame draw:name="インク 6" draw:style-name="gr11" draw:text-style-name="P7" draw:layer="layout" svg:width="0.088cm" svg:height="0.031cm" svg:x="25.947cm" svg:y="12.28cm">
          <draw:image xlink:href="Pictures/100005E4000000B000000078857E4EE332B95D6F.emf" xlink:type="simple" xlink:show="embed" xlink:actuate="onLoad" draw:mime-type="image/x-emf">
            <text:p/>
          </draw:image>
          <draw:image xlink:href="Pictures/100000010000000700000005D0D225F6EAD04DF0.png" xlink:type="simple" xlink:show="embed" xlink:actuate="onLoad" draw:mime-type="image/png"/>
        </draw:frame>
        <draw:frame draw:style-name="gr20" draw:text-style-name="P7" draw:layer="layout" svg:width="24.327cm" svg:height="19.343cm" svg:x="1.27cm" svg:y="3.81cm">
          <draw:text-box>
            <text:p>Κατηγόρων Greek POPULAR TRANSLATIONS POPULARITY Prosecutors</text:p>
            <text:p/>
            <text:p>Particle οὐκ • (ouk) (negative particle)</text:p>
            <text:p>Alternative form of οὐ (ou), used before a vowel with smooth breathing</text:p>
            <text:p/>
            <text:p>Verb οἶδᾰ • (oîda) (transitive) to know, be acquainted with [+accusative = something]</text:p>
            <text:p>(with neuter accusative plural of an adjective): have a quality in one's heart</text:p>
            <text:p>(transitive) to be skilled in [+genitive = something]</text:p>
            <text:p>(intransitive) to know how to [+infinitive = do something]</text:p>
            <text:p>(transitive, when main verb and participle have separate subjects) to know that [+accusative noun and accusative participle = someone else does something]</text:p>
            <text:p>(intransitive, when subject of main verb and subject of participle are the same) to know that [+nominative participle = one does something]</text:p>
            <text:p>to know that, with accusative and then an indirect statement introduced by ὅτι (hóti) or ὡς (hōs) (negative) οὐκ οἶδα εἰ (ouk oîda ei): I don't know if or whether, I doubt that (parenthetic) (a superlative is often followed by the phrase "ὧν ἴσμεν")</text:p>
          </draw:text-box>
        </draw:frame>
        <presentation:notes draw:style-name="dp4">
          <draw:frame draw:name="スライド番号プレースホルダー 5" draw:style-name="gr6" draw:text-style-name="P4" draw:layer="layout" svg:width="9.369cm" svg:height="1.396cm" svg:x="12.22cm" svg:y="26.543cm">
            <draw:text-box>
              <text:p text:style-name="P3"><text:span text:style-name="T3"><text:page-number>8</text:page-number></text:span></text:p>
            </draw:text-box>
          </draw:frame>
          <draw:page-thumbnail draw:name="スライド イメージ プレースホルダー 6" draw:layer="layout" svg:width="20.479cm" svg:height="11.523cm" svg:x="1.993cm" svg:y="2.337cm" draw:page-number="8" presentation:class="page"/>
          <draw:frame draw:name="ノート プレースホルダー 7" presentation:style-name="pr1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3" draw:master-page-name="Master2-Layout7-blank-白紙"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2-Layout7-blank-白紙">
        <presentation:notes draw:style-name="dp4">
          <draw:page-thumbnail draw:style-name="gr17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ＭＳ Ｐゴシック" svg:font-family="'ＭＳ Ｐゴシック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false" style:shrink-to-fit="true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.4cm" fo:margin-bottom="0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.3cm" fo:margin-bottom="0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.2cm" fo:margin-bottom="0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false" style:shrink-to-fit="true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false" style:shrink-to-fit="true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.4cm" fo:margin-bottom="0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.3cm" fo:margin-bottom="0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.2cm" fo:margin-bottom="0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false" style:shrink-to-fit="true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false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false" style:shrink-to-fit="true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.4cm" fo:margin-bottom="0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.3cm" fo:margin-bottom="0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.2cm" fo:margin-bottom="0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background" style:display-name="Master1-Layout8-objTx-タイトル付きの&#10;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タイトル付きの_a_コンテンツ-backgroundobjects" style:display-name="Master1-Layout8-objTx-タイトル付きの&#10;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タイトル付きの_a_コンテンツ-notes" style:display-name="Master1-Layout8-objTx-タイトル付きの&#10;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outline1" style:display-name="Master1-Layout8-objTx-タイトル付きの&#10;コンテンツ-outline1" style:family="presentation">
      <style:graphic-properties draw:stroke="none" draw:fill="none" draw:auto-grow-height="false" draw:fit-to-size="false" style:shrink-to-fit="true">
        <text:list-style style:name="Master1-Layout8-objTx-タイトル付きの_a_コンテンツ-outline1" style:display-name="Master1-Layout8-objTx-タイトル付きの&#10;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outline2" style:display-name="Master1-Layout8-objTx-タイトル付きの&#10;コンテンツ-outline2" style:family="presentation" style:parent-style-name="Master1-Layout8-objTx-タイトル付きの_a_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8-objTx-タイトル付きの_a_コンテンツ-outline3" style:display-name="Master1-Layout8-objTx-タイトル付きの&#10;コンテンツ-outline3" style:family="presentation" style:parent-style-name="Master1-Layout8-objTx-タイトル付きの_a_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8-objTx-タイトル付きの_a_コンテンツ-outline4" style:display-name="Master1-Layout8-objTx-タイトル付きの&#10;コンテンツ-outline4" style:family="presentation" style:parent-style-name="Master1-Layout8-objTx-タイトル付きの_a_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8-objTx-タイトル付きの_a_コンテンツ-outline5" style:display-name="Master1-Layout8-objTx-タイトル付きの&#10;コンテンツ-outline5" style:family="presentation" style:parent-style-name="Master1-Layout8-objTx-タイトル付きの_a_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_a_コンテンツ-outline6" style:display-name="Master1-Layout8-objTx-タイトル付きの&#10;コンテンツ-outline6" style:family="presentation" style:parent-style-name="Master1-Layout8-objTx-タイトル付きの_a_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_a_コンテンツ-outline7" style:display-name="Master1-Layout8-objTx-タイトル付きの&#10;コンテンツ-outline7" style:family="presentation" style:parent-style-name="Master1-Layout8-objTx-タイトル付きの_a_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_a_コンテンツ-outline8" style:display-name="Master1-Layout8-objTx-タイトル付きの&#10;コンテンツ-outline8" style:family="presentation" style:parent-style-name="Master1-Layout8-objTx-タイトル付きの_a_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_a_コンテンツ-outline9" style:display-name="Master1-Layout8-objTx-タイトル付きの&#10;コンテンツ-outline9" style:family="presentation" style:parent-style-name="Master1-Layout8-objTx-タイトル付きの_a_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_a_コンテンツ-subtitle" style:display-name="Master1-Layout8-objTx-タイトル付きの&#10;コンテンツ-subtitle" style:family="presentation">
      <style:graphic-properties draw:stroke="none" draw:fill="none" draw:textarea-vertical-align="middle">
        <text:list-style style:name="Master1-Layout8-objTx-タイトル付きの_a_コンテンツ-subtitle" style:display-name="Master1-Layout8-objTx-タイトル付きの&#10;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title" style:display-name="Master1-Layout8-objTx-タイトル付きの&#10;コンテンツ-title" style:family="presentation">
      <style:graphic-properties draw:stroke="none" draw:fill="none" draw:textarea-vertical-align="middle">
        <text:list-style style:name="Master1-Layout8-objTx-タイトル付きの_a_コンテンツ-title" style:display-name="Master1-Layout8-objTx-タイトル付きの&#10;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false" style:shrink-to-fit="true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.4cm" fo:margin-bottom="0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.3cm" fo:margin-bottom="0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.2cm" fo:margin-bottom="0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background" style:display-name="Master1-Layout10-vertTx-タイトルと&#10;縦書きテキスト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タイトルと_a_縦書きテキスト-backgroundobjects" style:display-name="Master1-Layout10-vertTx-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タイトルと_a_縦書きテキスト-notes" style:display-name="Master1-Layout10-vertTx-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outline1" style:display-name="Master1-Layout10-vertTx-タイトルと&#10;縦書きテキスト-outline1" style:family="presentation">
      <style:graphic-properties draw:stroke="none" draw:fill="none" draw:auto-grow-height="false" draw:fit-to-size="false" style:shrink-to-fit="true">
        <text:list-style style:name="Master1-Layout10-vertTx-タイトルと_a_縦書きテキスト-outline1" style:display-name="Master1-Layout10-vertTx-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outline2" style:display-name="Master1-Layout10-vertTx-タイトルと&#10;縦書きテキスト-outline2" style:family="presentation" style:parent-style-name="Master1-Layout10-vertTx-タイトルと_a_縦書きテキスト-outline1">
      <style:paragraph-properties fo:margin-top="0.4cm" fo:margin-bottom="0cm"/>
      <style:text-properties fo:font-size="28pt" style:font-size-asian="28pt" style:font-size-complex="28pt"/>
    </style:style>
    <style:style style:name="Master1-Layout10-vertTx-タイトルと_a_縦書きテキスト-outline3" style:display-name="Master1-Layout10-vertTx-タイトルと&#10;縦書きテキスト-outline3" style:family="presentation" style:parent-style-name="Master1-Layout10-vertTx-タイトルと_a_縦書きテキスト-outline2">
      <style:paragraph-properties fo:margin-top="0.3cm" fo:margin-bottom="0cm"/>
      <style:text-properties fo:font-size="24pt" style:font-size-asian="24pt" style:font-size-complex="24pt"/>
    </style:style>
    <style:style style:name="Master1-Layout10-vertTx-タイトルと_a_縦書きテキスト-outline4" style:display-name="Master1-Layout10-vertTx-タイトルと&#10;縦書きテキスト-outline4" style:family="presentation" style:parent-style-name="Master1-Layout10-vertTx-タイトルと_a_縦書きテキスト-outline3">
      <style:paragraph-properties fo:margin-top="0.2cm" fo:margin-bottom="0cm"/>
      <style:text-properties fo:font-size="20pt" style:font-size-asian="20pt" style:font-size-complex="20pt"/>
    </style:style>
    <style:style style:name="Master1-Layout10-vertTx-タイトルと_a_縦書きテキスト-outline5" style:display-name="Master1-Layout10-vertTx-タイトルと&#10;縦書きテキスト-outline5" style:family="presentation" style:parent-style-name="Master1-Layout10-vertTx-タイトルと_a_縦書きテキスト-outline4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_a_縦書きテキスト-outline6" style:display-name="Master1-Layout10-vertTx-タイトルと&#10;縦書きテキスト-outline6" style:family="presentation" style:parent-style-name="Master1-Layout10-vertTx-タイトルと_a_縦書きテキスト-outline5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_a_縦書きテキスト-outline7" style:display-name="Master1-Layout10-vertTx-タイトルと&#10;縦書きテキスト-outline7" style:family="presentation" style:parent-style-name="Master1-Layout10-vertTx-タイトルと_a_縦書きテキスト-outline6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_a_縦書きテキスト-outline8" style:display-name="Master1-Layout10-vertTx-タイトルと&#10;縦書きテキスト-outline8" style:family="presentation" style:parent-style-name="Master1-Layout10-vertTx-タイトルと_a_縦書きテキスト-outline7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_a_縦書きテキスト-outline9" style:display-name="Master1-Layout10-vertTx-タイトルと&#10;縦書きテキスト-outline9" style:family="presentation" style:parent-style-name="Master1-Layout10-vertTx-タイトルと_a_縦書きテキスト-outline8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_a_縦書きテキスト-subtitle" style:display-name="Master1-Layout10-vertTx-タイトルと&#10;縦書きテキスト-subtitle" style:family="presentation">
      <style:graphic-properties draw:stroke="none" draw:fill="none" draw:textarea-vertical-align="middle">
        <text:list-style style:name="Master1-Layout10-vertTx-タイトルと_a_縦書きテキスト-subtitle" style:display-name="Master1-Layout10-vertTx-タイトルと&#10;縦書きテキス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title" style:display-name="Master1-Layout10-vertTx-タイトルと&#10;縦書きテキスト-title" style:family="presentation">
      <style:graphic-properties draw:stroke="none" draw:fill="none" draw:textarea-vertical-align="middle">
        <text:list-style style:name="Master1-Layout10-vertTx-タイトルと_a_縦書きテキスト-title" style:display-name="Master1-Layout10-vertTx-タイトルと&#10;縦書きテキス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background" style:display-name="Master1-Layout11-vertTitleAndTx-縦書きタイトルと&#10;縦書きテキスト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縦書きタイトルと_a_縦書きテキスト-backgroundobjects" style:display-name="Master1-Layout11-vertTitleAndTx-縦書き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縦書きタイトルと_a_縦書きテキスト-notes" style:display-name="Master1-Layout11-vertTitleAndTx-縦書き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outline1" style:display-name="Master1-Layout11-vertTitleAndTx-縦書きタイトルと&#10;縦書きテキスト-outline1" style:family="presentation">
      <style:graphic-properties draw:stroke="none" draw:fill="none" draw:auto-grow-height="false" draw:fit-to-size="false" style:shrink-to-fit="true">
        <text:list-style style:name="Master1-Layout11-vertTitleAndTx-縦書きタイトルと_a_縦書きテキスト-outline1" style:display-name="Master1-Layout11-vertTitleAndTx-縦書き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outline2" style:display-name="Master1-Layout11-vertTitleAndTx-縦書きタイトルと&#10;縦書きテキスト-outline2" style:family="presentation" style:parent-style-name="Master1-Layout11-vertTitleAndTx-縦書きタイトルと_a_縦書きテキスト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縦書きタイトルと_a_縦書きテキスト-outline3" style:display-name="Master1-Layout11-vertTitleAndTx-縦書きタイトルと&#10;縦書きテキスト-outline3" style:family="presentation" style:parent-style-name="Master1-Layout11-vertTitleAndTx-縦書きタイトルと_a_縦書きテキスト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縦書きタイトルと_a_縦書きテキスト-outline4" style:display-name="Master1-Layout11-vertTitleAndTx-縦書きタイトルと&#10;縦書きテキスト-outline4" style:family="presentation" style:parent-style-name="Master1-Layout11-vertTitleAndTx-縦書きタイトルと_a_縦書きテキスト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縦書きタイトルと_a_縦書きテキスト-outline5" style:display-name="Master1-Layout11-vertTitleAndTx-縦書きタイトルと&#10;縦書きテキスト-outline5" style:family="presentation" style:parent-style-name="Master1-Layout11-vertTitleAndTx-縦書きタイトルと_a_縦書きテキスト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と_a_縦書きテキスト-outline6" style:display-name="Master1-Layout11-vertTitleAndTx-縦書きタイトルと&#10;縦書きテキスト-outline6" style:family="presentation" style:parent-style-name="Master1-Layout11-vertTitleAndTx-縦書きタイトルと_a_縦書きテキスト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と_a_縦書きテキスト-outline7" style:display-name="Master1-Layout11-vertTitleAndTx-縦書きタイトルと&#10;縦書きテキスト-outline7" style:family="presentation" style:parent-style-name="Master1-Layout11-vertTitleAndTx-縦書きタイトルと_a_縦書きテキスト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と_a_縦書きテキスト-outline8" style:display-name="Master1-Layout11-vertTitleAndTx-縦書きタイトルと&#10;縦書きテキスト-outline8" style:family="presentation" style:parent-style-name="Master1-Layout11-vertTitleAndTx-縦書きタイトルと_a_縦書きテキスト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と_a_縦書きテキスト-outline9" style:display-name="Master1-Layout11-vertTitleAndTx-縦書きタイトルと&#10;縦書きテキスト-outline9" style:family="presentation" style:parent-style-name="Master1-Layout11-vertTitleAndTx-縦書きタイトルと_a_縦書きテキスト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と_a_縦書きテキスト-subtitle" style:display-name="Master1-Layout11-vertTitleAndTx-縦書きタイトルと&#10;縦書きテキスト-subtitle" style:family="presentation">
      <style:graphic-properties draw:stroke="none" draw:fill="none" draw:textarea-vertical-align="middle">
        <text:list-style style:name="Master1-Layout11-vertTitleAndTx-縦書きタイトルと_a_縦書きテキスト-subtitle" style:display-name="Master1-Layout11-vertTitleAndTx-縦書きタイトルと&#10;縦書きテキス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title" style:display-name="Master1-Layout11-vertTitleAndTx-縦書きタイトルと&#10;縦書きテキスト-title" style:family="presentation">
      <style:graphic-properties draw:stroke="none" draw:fill="none" draw:textarea-vertical-align="middle">
        <text:list-style style:name="Master1-Layout11-vertTitleAndTx-縦書きタイトルと_a_縦書きテキスト-title" style:display-name="Master1-Layout11-vertTitleAndTx-縦書きタイトルと&#10;縦書きテキス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ank-Slide-outline1" style:family="presentation">
      <style:graphic-properties draw:stroke="none" draw:fill="none" draw:auto-grow-height="false" draw:fit-to-size="false" style:shrink-to-fit="true">
        <text:list-style style:name="Master2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ank-Slide-outline2" style:family="presentation" style:parent-style-name="Master2-Blank-Slide-outline1">
      <style:paragraph-properties fo:margin-top="0.4cm" fo:margin-bottom="0cm"/>
      <style:text-properties fo:font-size="28pt" style:font-size-asian="28pt" style:font-size-complex="28pt"/>
    </style:style>
    <style:style style:name="Master2-Blank-Slide-outline3" style:family="presentation" style:parent-style-name="Master2-Blank-Slide-outline2">
      <style:paragraph-properties fo:margin-top="0.3cm" fo:margin-bottom="0cm"/>
      <style:text-properties fo:font-size="24pt" style:font-size-asian="24pt" style:font-size-complex="24pt"/>
    </style:style>
    <style:style style:name="Master2-Blank-Slide-outline4" style:family="presentation" style:parent-style-name="Master2-Blank-Slide-outline3">
      <style:paragraph-properties fo:margin-top="0.2cm" fo:margin-bottom="0cm"/>
      <style:text-properties fo:font-size="20pt" style:font-size-asian="20pt" style:font-size-complex="20pt"/>
    </style:style>
    <style:style style:name="Master2-Blank-Slide-outline5" style:family="presentation" style:parent-style-name="Master2-Blank-Slide-outline4">
      <style:paragraph-properties fo:margin-top="0.1cm" fo:margin-bottom="0cm"/>
      <style:text-properties fo:font-size="20pt" style:font-size-asian="20pt" style:font-size-complex="20pt"/>
    </style:style>
    <style:style style:name="Master2-Blank-Slide-outline6" style:family="presentation" style:parent-style-name="Master2-Blank-Slide-outline5">
      <style:paragraph-properties fo:margin-top="0.1cm" fo:margin-bottom="0cm"/>
      <style:text-properties fo:font-size="20pt" style:font-size-asian="20pt" style:font-size-complex="20pt"/>
    </style:style>
    <style:style style:name="Master2-Blank-Slide-outline7" style:family="presentation" style:parent-style-name="Master2-Blank-Slide-outline6">
      <style:paragraph-properties fo:margin-top="0.1cm" fo:margin-bottom="0cm"/>
      <style:text-properties fo:font-size="20pt" style:font-size-asian="20pt" style:font-size-complex="20pt"/>
    </style:style>
    <style:style style:name="Master2-Blank-Slide-outline8" style:family="presentation" style:parent-style-name="Master2-Blank-Slide-outline7">
      <style:paragraph-properties fo:margin-top="0.1cm" fo:margin-bottom="0cm"/>
      <style:text-properties fo:font-size="20pt" style:font-size-asian="20pt" style:font-size-complex="20pt"/>
    </style:style>
    <style:style style:name="Master2-Blank-Slide-outline9" style:family="presentation" style:parent-style-name="Master2-Blank-Slide-outline8">
      <style:paragraph-properties fo:margin-top="0.1cm" fo:margin-bottom="0cm"/>
      <style:text-properties fo:font-size="20pt" style:font-size-asian="20pt" style:font-size-complex="20pt"/>
    </style:style>
    <style:style style:name="Master2-Blank-Slide-subtitle" style:family="presentation">
      <style:graphic-properties draw:stroke="none" draw:fill="none" draw:textarea-vertical-align="middle">
        <text:list-style style:name="Master2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ank-Slide-title" style:family="presentation">
      <style:graphic-properties draw:stroke="none" draw:fill="none" draw:textarea-vertical-align="middle">
        <text:list-style style:name="Master2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タイトル-スライド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タイトル-スライド-outline1" style:family="presentation">
      <style:graphic-properties draw:stroke="none" draw:fill="none" draw:auto-grow-height="false" draw:fit-to-size="false" style:shrink-to-fit="true">
        <text:list-style style:name="Master2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タイトル-スライド-outline2" style:family="presentation" style:parent-style-name="Master2-Layout1-title-タイトル-スライド-outline1">
      <style:paragraph-properties fo:margin-top="0.4cm" fo:margin-bottom="0cm"/>
      <style:text-properties fo:font-size="28pt" style:font-size-asian="28pt" style:font-size-complex="28pt"/>
    </style:style>
    <style:style style:name="Master2-Layout1-title-タイトル-スライド-outline3" style:family="presentation" style:parent-style-name="Master2-Layout1-title-タイトル-スライド-outline2">
      <style:paragraph-properties fo:margin-top="0.3cm" fo:margin-bottom="0cm"/>
      <style:text-properties fo:font-size="24pt" style:font-size-asian="24pt" style:font-size-complex="24pt"/>
    </style:style>
    <style:style style:name="Master2-Layout1-title-タイトル-スライド-outline4" style:family="presentation" style:parent-style-name="Master2-Layout1-title-タイトル-スライド-outline3">
      <style:paragraph-properties fo:margin-top="0.2cm" fo:margin-bottom="0cm"/>
      <style:text-properties fo:font-size="20pt" style:font-size-asian="20pt" style:font-size-complex="20pt"/>
    </style:style>
    <style:style style:name="Master2-Layout1-title-タイトル-スライド-outline5" style:family="presentation" style:parent-style-name="Master2-Layout1-title-タイトル-スライド-outline4">
      <style:paragraph-properties fo:margin-top="0.1cm" fo:margin-bottom="0cm"/>
      <style:text-properties fo:font-size="20pt" style:font-size-asian="20pt" style:font-size-complex="20pt"/>
    </style:style>
    <style:style style:name="Master2-Layout1-title-タイトル-スライド-outline6" style:family="presentation" style:parent-style-name="Master2-Layout1-title-タイトル-スライド-outline5">
      <style:paragraph-properties fo:margin-top="0.1cm" fo:margin-bottom="0cm"/>
      <style:text-properties fo:font-size="20pt" style:font-size-asian="20pt" style:font-size-complex="20pt"/>
    </style:style>
    <style:style style:name="Master2-Layout1-title-タイトル-スライド-outline7" style:family="presentation" style:parent-style-name="Master2-Layout1-title-タイトル-スライド-outline6">
      <style:paragraph-properties fo:margin-top="0.1cm" fo:margin-bottom="0cm"/>
      <style:text-properties fo:font-size="20pt" style:font-size-asian="20pt" style:font-size-complex="20pt"/>
    </style:style>
    <style:style style:name="Master2-Layout1-title-タイトル-スライド-outline8" style:family="presentation" style:parent-style-name="Master2-Layout1-title-タイトル-スライド-outline7">
      <style:paragraph-properties fo:margin-top="0.1cm" fo:margin-bottom="0cm"/>
      <style:text-properties fo:font-size="20pt" style:font-size-asian="20pt" style:font-size-complex="20pt"/>
    </style:style>
    <style:style style:name="Master2-Layout1-title-タイトル-スライド-outline9" style:family="presentation" style:parent-style-name="Master2-Layout1-title-タイトル-スライド-outline8">
      <style:paragraph-properties fo:margin-top="0.1cm" fo:margin-bottom="0cm"/>
      <style:text-properties fo:font-size="20pt" style:font-size-asian="20pt" style:font-size-complex="20pt"/>
    </style:style>
    <style:style style:name="Master2-Layout1-title-タイトル-スライド-subtitle" style:family="presentation">
      <style:graphic-properties draw:stroke="none" draw:fill="none" draw:textarea-vertical-align="middle">
        <text:list-style style:name="Master2-Layout1-title-タイトル-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タイトル-スライド-title" style:family="presentation">
      <style:graphic-properties draw:stroke="none" draw:fill="none" draw:textarea-vertical-align="middle">
        <text:list-style style:name="Master2-Layout1-title-タイトル-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タイトルと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タイトルとコンテンツ-outline1" style:family="presentation">
      <style:graphic-properties draw:stroke="none" draw:fill="none" draw:auto-grow-height="false" draw:fit-to-size="false" style:shrink-to-fit="true">
        <text:list-style style:name="Master2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タイトルとコンテンツ-outline2" style:family="presentation" style:parent-style-name="Master2-Layout2-obj-タイトルとコンテンツ-outline1">
      <style:paragraph-properties fo:margin-top="0.4cm" fo:margin-bottom="0cm"/>
      <style:text-properties fo:font-size="28pt" style:font-size-asian="28pt" style:font-size-complex="28pt"/>
    </style:style>
    <style:style style:name="Master2-Layout2-obj-タイトルとコンテンツ-outline3" style:family="presentation" style:parent-style-name="Master2-Layout2-obj-タイトルとコンテンツ-outline2">
      <style:paragraph-properties fo:margin-top="0.3cm" fo:margin-bottom="0cm"/>
      <style:text-properties fo:font-size="24pt" style:font-size-asian="24pt" style:font-size-complex="24pt"/>
    </style:style>
    <style:style style:name="Master2-Layout2-obj-タイトルとコンテンツ-outline4" style:family="presentation" style:parent-style-name="Master2-Layout2-obj-タイトルとコンテンツ-outline3">
      <style:paragraph-properties fo:margin-top="0.2cm" fo:margin-bottom="0cm"/>
      <style:text-properties fo:font-size="20pt" style:font-size-asian="20pt" style:font-size-complex="20pt"/>
    </style:style>
    <style:style style:name="Master2-Layout2-obj-タイトルとコンテンツ-outline5" style:family="presentation" style:parent-style-name="Master2-Layout2-obj-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Master2-Layout2-obj-タイトルとコンテンツ-outline6" style:family="presentation" style:parent-style-name="Master2-Layout2-obj-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Master2-Layout2-obj-タイトルとコンテンツ-outline7" style:family="presentation" style:parent-style-name="Master2-Layout2-obj-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Master2-Layout2-obj-タイトルとコンテンツ-outline8" style:family="presentation" style:parent-style-name="Master2-Layout2-obj-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Master2-Layout2-obj-タイトルとコンテンツ-outline9" style:family="presentation" style:parent-style-name="Master2-Layout2-obj-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Master2-Layout2-obj-タイトルとコンテンツ-subtitle" style:family="presentation">
      <style:graphic-properties draw:stroke="none" draw:fill="none" draw:textarea-vertical-align="middle">
        <text:list-style style:name="Master2-Layout2-obj-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タイトルとコンテンツ-title" style:family="presentation">
      <style:graphic-properties draw:stroke="none" draw:fill="none" draw:textarea-vertical-align="middle">
        <text:list-style style:name="Master2-Layout2-obj-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セクション見出し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セクション見出し-outline1" style:family="presentation">
      <style:graphic-properties draw:stroke="none" draw:fill="none" draw:auto-grow-height="false" draw:fit-to-size="false" style:shrink-to-fit="true">
        <text:list-style style:name="Master2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セクション見出し-outline2" style:family="presentation" style:parent-style-name="Master2-Layout3-secHead-セクション見出し-outline1">
      <style:paragraph-properties fo:margin-top="0.4cm" fo:margin-bottom="0cm"/>
      <style:text-properties fo:font-size="28pt" style:font-size-asian="28pt" style:font-size-complex="28pt"/>
    </style:style>
    <style:style style:name="Master2-Layout3-secHead-セクション見出し-outline3" style:family="presentation" style:parent-style-name="Master2-Layout3-secHead-セクション見出し-outline2">
      <style:paragraph-properties fo:margin-top="0.3cm" fo:margin-bottom="0cm"/>
      <style:text-properties fo:font-size="24pt" style:font-size-asian="24pt" style:font-size-complex="24pt"/>
    </style:style>
    <style:style style:name="Master2-Layout3-secHead-セクション見出し-outline4" style:family="presentation" style:parent-style-name="Master2-Layout3-secHead-セクション見出し-outline3">
      <style:paragraph-properties fo:margin-top="0.2cm" fo:margin-bottom="0cm"/>
      <style:text-properties fo:font-size="20pt" style:font-size-asian="20pt" style:font-size-complex="20pt"/>
    </style:style>
    <style:style style:name="Master2-Layout3-secHead-セクション見出し-outline5" style:family="presentation" style:parent-style-name="Master2-Layout3-secHead-セクション見出し-outline4">
      <style:paragraph-properties fo:margin-top="0.1cm" fo:margin-bottom="0cm"/>
      <style:text-properties fo:font-size="20pt" style:font-size-asian="20pt" style:font-size-complex="20pt"/>
    </style:style>
    <style:style style:name="Master2-Layout3-secHead-セクション見出し-outline6" style:family="presentation" style:parent-style-name="Master2-Layout3-secHead-セクション見出し-outline5">
      <style:paragraph-properties fo:margin-top="0.1cm" fo:margin-bottom="0cm"/>
      <style:text-properties fo:font-size="20pt" style:font-size-asian="20pt" style:font-size-complex="20pt"/>
    </style:style>
    <style:style style:name="Master2-Layout3-secHead-セクション見出し-outline7" style:family="presentation" style:parent-style-name="Master2-Layout3-secHead-セクション見出し-outline6">
      <style:paragraph-properties fo:margin-top="0.1cm" fo:margin-bottom="0cm"/>
      <style:text-properties fo:font-size="20pt" style:font-size-asian="20pt" style:font-size-complex="20pt"/>
    </style:style>
    <style:style style:name="Master2-Layout3-secHead-セクション見出し-outline8" style:family="presentation" style:parent-style-name="Master2-Layout3-secHead-セクション見出し-outline7">
      <style:paragraph-properties fo:margin-top="0.1cm" fo:margin-bottom="0cm"/>
      <style:text-properties fo:font-size="20pt" style:font-size-asian="20pt" style:font-size-complex="20pt"/>
    </style:style>
    <style:style style:name="Master2-Layout3-secHead-セクション見出し-outline9" style:family="presentation" style:parent-style-name="Master2-Layout3-secHead-セクション見出し-outline8">
      <style:paragraph-properties fo:margin-top="0.1cm" fo:margin-bottom="0cm"/>
      <style:text-properties fo:font-size="20pt" style:font-size-asian="20pt" style:font-size-complex="20pt"/>
    </style:style>
    <style:style style:name="Master2-Layout3-secHead-セクション見出し-subtitle" style:family="presentation">
      <style:graphic-properties draw:stroke="none" draw:fill="none" draw:textarea-vertical-align="middle">
        <text:list-style style:name="Master2-Layout3-secHead-セクション見出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セクション見出し-title" style:family="presentation">
      <style:graphic-properties draw:stroke="none" draw:fill="none" draw:textarea-vertical-align="middle">
        <text:list-style style:name="Master2-Layout3-secHead-セクション見出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2-つの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2-つのコンテンツ-outline1" style:family="presentation">
      <style:graphic-properties draw:stroke="none" draw:fill="none" draw:auto-grow-height="false" draw:fit-to-size="false" style:shrink-to-fit="true">
        <text:list-style style:name="Master2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つのコンテンツ-outline2" style:family="presentation" style:parent-style-name="Master2-Layout4-twoObj-2-つのコンテンツ-outline1">
      <style:paragraph-properties fo:margin-top="0.4cm" fo:margin-bottom="0cm"/>
      <style:text-properties fo:font-size="28pt" style:font-size-asian="28pt" style:font-size-complex="28pt"/>
    </style:style>
    <style:style style:name="Master2-Layout4-twoObj-2-つのコンテンツ-outline3" style:family="presentation" style:parent-style-name="Master2-Layout4-twoObj-2-つのコンテンツ-outline2">
      <style:paragraph-properties fo:margin-top="0.3cm" fo:margin-bottom="0cm"/>
      <style:text-properties fo:font-size="24pt" style:font-size-asian="24pt" style:font-size-complex="24pt"/>
    </style:style>
    <style:style style:name="Master2-Layout4-twoObj-2-つのコンテンツ-outline4" style:family="presentation" style:parent-style-name="Master2-Layout4-twoObj-2-つのコンテンツ-outline3">
      <style:paragraph-properties fo:margin-top="0.2cm" fo:margin-bottom="0cm"/>
      <style:text-properties fo:font-size="20pt" style:font-size-asian="20pt" style:font-size-complex="20pt"/>
    </style:style>
    <style:style style:name="Master2-Layout4-twoObj-2-つのコンテンツ-outline5" style:family="presentation" style:parent-style-name="Master2-Layout4-twoObj-2-つのコンテンツ-outline4">
      <style:paragraph-properties fo:margin-top="0.1cm" fo:margin-bottom="0cm"/>
      <style:text-properties fo:font-size="20pt" style:font-size-asian="20pt" style:font-size-complex="20pt"/>
    </style:style>
    <style:style style:name="Master2-Layout4-twoObj-2-つのコンテンツ-outline6" style:family="presentation" style:parent-style-name="Master2-Layout4-twoObj-2-つのコンテンツ-outline5">
      <style:paragraph-properties fo:margin-top="0.1cm" fo:margin-bottom="0cm"/>
      <style:text-properties fo:font-size="20pt" style:font-size-asian="20pt" style:font-size-complex="20pt"/>
    </style:style>
    <style:style style:name="Master2-Layout4-twoObj-2-つのコンテンツ-outline7" style:family="presentation" style:parent-style-name="Master2-Layout4-twoObj-2-つのコンテンツ-outline6">
      <style:paragraph-properties fo:margin-top="0.1cm" fo:margin-bottom="0cm"/>
      <style:text-properties fo:font-size="20pt" style:font-size-asian="20pt" style:font-size-complex="20pt"/>
    </style:style>
    <style:style style:name="Master2-Layout4-twoObj-2-つのコンテンツ-outline8" style:family="presentation" style:parent-style-name="Master2-Layout4-twoObj-2-つのコンテンツ-outline7">
      <style:paragraph-properties fo:margin-top="0.1cm" fo:margin-bottom="0cm"/>
      <style:text-properties fo:font-size="20pt" style:font-size-asian="20pt" style:font-size-complex="20pt"/>
    </style:style>
    <style:style style:name="Master2-Layout4-twoObj-2-つのコンテンツ-outline9" style:family="presentation" style:parent-style-name="Master2-Layout4-twoObj-2-つのコンテンツ-outline8">
      <style:paragraph-properties fo:margin-top="0.1cm" fo:margin-bottom="0cm"/>
      <style:text-properties fo:font-size="20pt" style:font-size-asian="20pt" style:font-size-complex="20pt"/>
    </style:style>
    <style:style style:name="Master2-Layout4-twoObj-2-つのコンテンツ-subtitle" style:family="presentation">
      <style:graphic-properties draw:stroke="none" draw:fill="none" draw:textarea-vertical-align="middle">
        <text:list-style style:name="Master2-Layout4-twoObj-2-つ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つのコンテンツ-title" style:family="presentation">
      <style:graphic-properties draw:stroke="none" draw:fill="none" draw:textarea-vertical-align="middle">
        <text:list-style style:name="Master2-Layout4-twoObj-2-つ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比較-outline1" style:family="presentation">
      <style:graphic-properties draw:stroke="none" draw:fill="none" draw:auto-grow-height="false" draw:fit-to-size="false" style:shrink-to-fit="true">
        <text:list-style style:name="Master2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比較-outline2" style:family="presentation" style:parent-style-name="Master2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比較-outline3" style:family="presentation" style:parent-style-name="Master2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比較-outline4" style:family="presentation" style:parent-style-name="Master2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比較-outline5" style:family="presentation" style:parent-style-name="Master2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比較-outline6" style:family="presentation" style:parent-style-name="Master2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比較-outline7" style:family="presentation" style:parent-style-name="Master2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比較-outline8" style:family="presentation" style:parent-style-name="Master2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比較-outline9" style:family="presentation" style:parent-style-name="Master2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比較-subtitle" style:family="presentation">
      <style:graphic-properties draw:stroke="none" draw:fill="none" draw:textarea-vertical-align="middle">
        <text:list-style style:name="Master2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比較-title" style:family="presentation">
      <style:graphic-properties draw:stroke="none" draw:fill="none" draw:textarea-vertical-align="middle">
        <text:list-style style:name="Master2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タイトルのみ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タイトルのみ-outline1" style:family="presentation">
      <style:graphic-properties draw:stroke="none" draw:fill="none" draw:auto-grow-height="false" draw:fit-to-size="false" style:shrink-to-fit="true">
        <text:list-style style:name="Master2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タイトルのみ-outline2" style:family="presentation" style:parent-style-name="Master2-Layout6-titleOnly-タイトルのみ-outline1">
      <style:paragraph-properties fo:margin-top="0.4cm" fo:margin-bottom="0cm"/>
      <style:text-properties fo:font-size="28pt" style:font-size-asian="28pt" style:font-size-complex="28pt"/>
    </style:style>
    <style:style style:name="Master2-Layout6-titleOnly-タイトルのみ-outline3" style:family="presentation" style:parent-style-name="Master2-Layout6-titleOnly-タイトルのみ-outline2">
      <style:paragraph-properties fo:margin-top="0.3cm" fo:margin-bottom="0cm"/>
      <style:text-properties fo:font-size="24pt" style:font-size-asian="24pt" style:font-size-complex="24pt"/>
    </style:style>
    <style:style style:name="Master2-Layout6-titleOnly-タイトルのみ-outline4" style:family="presentation" style:parent-style-name="Master2-Layout6-titleOnly-タイトルのみ-outline3">
      <style:paragraph-properties fo:margin-top="0.2cm" fo:margin-bottom="0cm"/>
      <style:text-properties fo:font-size="20pt" style:font-size-asian="20pt" style:font-size-complex="20pt"/>
    </style:style>
    <style:style style:name="Master2-Layout6-titleOnly-タイトルのみ-outline5" style:family="presentation" style:parent-style-name="Master2-Layout6-titleOnly-タイトルのみ-outline4">
      <style:paragraph-properties fo:margin-top="0.1cm" fo:margin-bottom="0cm"/>
      <style:text-properties fo:font-size="20pt" style:font-size-asian="20pt" style:font-size-complex="20pt"/>
    </style:style>
    <style:style style:name="Master2-Layout6-titleOnly-タイトルのみ-outline6" style:family="presentation" style:parent-style-name="Master2-Layout6-titleOnly-タイトルのみ-outline5">
      <style:paragraph-properties fo:margin-top="0.1cm" fo:margin-bottom="0cm"/>
      <style:text-properties fo:font-size="20pt" style:font-size-asian="20pt" style:font-size-complex="20pt"/>
    </style:style>
    <style:style style:name="Master2-Layout6-titleOnly-タイトルのみ-outline7" style:family="presentation" style:parent-style-name="Master2-Layout6-titleOnly-タイトルのみ-outline6">
      <style:paragraph-properties fo:margin-top="0.1cm" fo:margin-bottom="0cm"/>
      <style:text-properties fo:font-size="20pt" style:font-size-asian="20pt" style:font-size-complex="20pt"/>
    </style:style>
    <style:style style:name="Master2-Layout6-titleOnly-タイトルのみ-outline8" style:family="presentation" style:parent-style-name="Master2-Layout6-titleOnly-タイトルのみ-outline7">
      <style:paragraph-properties fo:margin-top="0.1cm" fo:margin-bottom="0cm"/>
      <style:text-properties fo:font-size="20pt" style:font-size-asian="20pt" style:font-size-complex="20pt"/>
    </style:style>
    <style:style style:name="Master2-Layout6-titleOnly-タイトルのみ-outline9" style:family="presentation" style:parent-style-name="Master2-Layout6-titleOnly-タイトルのみ-outline8">
      <style:paragraph-properties fo:margin-top="0.1cm" fo:margin-bottom="0cm"/>
      <style:text-properties fo:font-size="20pt" style:font-size-asian="20pt" style:font-size-complex="20pt"/>
    </style:style>
    <style:style style:name="Master2-Layout6-titleOnly-タイトルのみ-subtitle" style:family="presentation">
      <style:graphic-properties draw:stroke="none" draw:fill="none" draw:textarea-vertical-align="middle">
        <text:list-style style:name="Master2-Layout6-titleOnly-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タイトルのみ-title" style:family="presentation">
      <style:graphic-properties draw:stroke="none" draw:fill="none" draw:textarea-vertical-align="middle">
        <text:list-style style:name="Master2-Layout6-titleOnly-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白紙-outline1" style:family="presentation">
      <style:graphic-properties draw:stroke="none" draw:fill="none" draw:auto-grow-height="false" draw:fit-to-size="false" style:shrink-to-fit="true">
        <text:list-style style:name="Master2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白紙-outline2" style:family="presentation" style:parent-style-name="Master2-Layout7-blank-白紙-outline1">
      <style:paragraph-properties fo:margin-top="0.4cm" fo:margin-bottom="0cm"/>
      <style:text-properties fo:font-size="28pt" style:font-size-asian="28pt" style:font-size-complex="28pt"/>
    </style:style>
    <style:style style:name="Master2-Layout7-blank-白紙-outline3" style:family="presentation" style:parent-style-name="Master2-Layout7-blank-白紙-outline2">
      <style:paragraph-properties fo:margin-top="0.3cm" fo:margin-bottom="0cm"/>
      <style:text-properties fo:font-size="24pt" style:font-size-asian="24pt" style:font-size-complex="24pt"/>
    </style:style>
    <style:style style:name="Master2-Layout7-blank-白紙-outline4" style:family="presentation" style:parent-style-name="Master2-Layout7-blank-白紙-outline3">
      <style:paragraph-properties fo:margin-top="0.2cm" fo:margin-bottom="0cm"/>
      <style:text-properties fo:font-size="20pt" style:font-size-asian="20pt" style:font-size-complex="20pt"/>
    </style:style>
    <style:style style:name="Master2-Layout7-blank-白紙-outline5" style:family="presentation" style:parent-style-name="Master2-Layout7-blank-白紙-outline4">
      <style:paragraph-properties fo:margin-top="0.1cm" fo:margin-bottom="0cm"/>
      <style:text-properties fo:font-size="20pt" style:font-size-asian="20pt" style:font-size-complex="20pt"/>
    </style:style>
    <style:style style:name="Master2-Layout7-blank-白紙-outline6" style:family="presentation" style:parent-style-name="Master2-Layout7-blank-白紙-outline5">
      <style:paragraph-properties fo:margin-top="0.1cm" fo:margin-bottom="0cm"/>
      <style:text-properties fo:font-size="20pt" style:font-size-asian="20pt" style:font-size-complex="20pt"/>
    </style:style>
    <style:style style:name="Master2-Layout7-blank-白紙-outline7" style:family="presentation" style:parent-style-name="Master2-Layout7-blank-白紙-outline6">
      <style:paragraph-properties fo:margin-top="0.1cm" fo:margin-bottom="0cm"/>
      <style:text-properties fo:font-size="20pt" style:font-size-asian="20pt" style:font-size-complex="20pt"/>
    </style:style>
    <style:style style:name="Master2-Layout7-blank-白紙-outline8" style:family="presentation" style:parent-style-name="Master2-Layout7-blank-白紙-outline7">
      <style:paragraph-properties fo:margin-top="0.1cm" fo:margin-bottom="0cm"/>
      <style:text-properties fo:font-size="20pt" style:font-size-asian="20pt" style:font-size-complex="20pt"/>
    </style:style>
    <style:style style:name="Master2-Layout7-blank-白紙-outline9" style:family="presentation" style:parent-style-name="Master2-Layout7-blank-白紙-outline8">
      <style:paragraph-properties fo:margin-top="0.1cm" fo:margin-bottom="0cm"/>
      <style:text-properties fo:font-size="20pt" style:font-size-asian="20pt" style:font-size-complex="20pt"/>
    </style:style>
    <style:style style:name="Master2-Layout7-blank-白紙-subtitle" style:family="presentation">
      <style:graphic-properties draw:stroke="none" draw:fill="none" draw:textarea-vertical-align="middle">
        <text:list-style style:name="Master2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白紙-title" style:family="presentation">
      <style:graphic-properties draw:stroke="none" draw:fill="none" draw:textarea-vertical-align="middle">
        <text:list-style style:name="Master2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タイトル付きの_a_コンテンツ-background" style:display-name="Master2-Layout8-objTx-タイトル付きの&#10;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タイトル付きの_a_コンテンツ-backgroundobjects" style:display-name="Master2-Layout8-objTx-タイトル付きの&#10;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タイトル付きの_a_コンテンツ-notes" style:display-name="Master2-Layout8-objTx-タイトル付きの&#10;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タイトル付きの_a_コンテンツ-outline1" style:display-name="Master2-Layout8-objTx-タイトル付きの&#10;コンテンツ-outline1" style:family="presentation">
      <style:graphic-properties draw:stroke="none" draw:fill="none" draw:auto-grow-height="false" draw:fit-to-size="false" style:shrink-to-fit="true">
        <text:list-style style:name="Master2-Layout8-objTx-タイトル付きの_a_コンテンツ-outline1" style:display-name="Master2-Layout8-objTx-タイトル付きの&#10;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タイトル付きの_a_コンテンツ-outline2" style:display-name="Master2-Layout8-objTx-タイトル付きの&#10;コンテンツ-outline2" style:family="presentation" style:parent-style-name="Master2-Layout8-objTx-タイトル付きの_a_コンテンツ-outline1">
      <style:paragraph-properties fo:margin-top="0.4cm" fo:margin-bottom="0cm"/>
      <style:text-properties fo:font-size="28pt" style:font-size-asian="28pt" style:font-size-complex="28pt"/>
    </style:style>
    <style:style style:name="Master2-Layout8-objTx-タイトル付きの_a_コンテンツ-outline3" style:display-name="Master2-Layout8-objTx-タイトル付きの&#10;コンテンツ-outline3" style:family="presentation" style:parent-style-name="Master2-Layout8-objTx-タイトル付きの_a_コンテンツ-outline2">
      <style:paragraph-properties fo:margin-top="0.3cm" fo:margin-bottom="0cm"/>
      <style:text-properties fo:font-size="24pt" style:font-size-asian="24pt" style:font-size-complex="24pt"/>
    </style:style>
    <style:style style:name="Master2-Layout8-objTx-タイトル付きの_a_コンテンツ-outline4" style:display-name="Master2-Layout8-objTx-タイトル付きの&#10;コンテンツ-outline4" style:family="presentation" style:parent-style-name="Master2-Layout8-objTx-タイトル付きの_a_コンテンツ-outline3">
      <style:paragraph-properties fo:margin-top="0.2cm" fo:margin-bottom="0cm"/>
      <style:text-properties fo:font-size="20pt" style:font-size-asian="20pt" style:font-size-complex="20pt"/>
    </style:style>
    <style:style style:name="Master2-Layout8-objTx-タイトル付きの_a_コンテンツ-outline5" style:display-name="Master2-Layout8-objTx-タイトル付きの&#10;コンテンツ-outline5" style:family="presentation" style:parent-style-name="Master2-Layout8-objTx-タイトル付きの_a_コンテンツ-outline4">
      <style:paragraph-properties fo:margin-top="0.1cm" fo:margin-bottom="0cm"/>
      <style:text-properties fo:font-size="20pt" style:font-size-asian="20pt" style:font-size-complex="20pt"/>
    </style:style>
    <style:style style:name="Master2-Layout8-objTx-タイトル付きの_a_コンテンツ-outline6" style:display-name="Master2-Layout8-objTx-タイトル付きの&#10;コンテンツ-outline6" style:family="presentation" style:parent-style-name="Master2-Layout8-objTx-タイトル付きの_a_コンテンツ-outline5">
      <style:paragraph-properties fo:margin-top="0.1cm" fo:margin-bottom="0cm"/>
      <style:text-properties fo:font-size="20pt" style:font-size-asian="20pt" style:font-size-complex="20pt"/>
    </style:style>
    <style:style style:name="Master2-Layout8-objTx-タイトル付きの_a_コンテンツ-outline7" style:display-name="Master2-Layout8-objTx-タイトル付きの&#10;コンテンツ-outline7" style:family="presentation" style:parent-style-name="Master2-Layout8-objTx-タイトル付きの_a_コンテンツ-outline6">
      <style:paragraph-properties fo:margin-top="0.1cm" fo:margin-bottom="0cm"/>
      <style:text-properties fo:font-size="20pt" style:font-size-asian="20pt" style:font-size-complex="20pt"/>
    </style:style>
    <style:style style:name="Master2-Layout8-objTx-タイトル付きの_a_コンテンツ-outline8" style:display-name="Master2-Layout8-objTx-タイトル付きの&#10;コンテンツ-outline8" style:family="presentation" style:parent-style-name="Master2-Layout8-objTx-タイトル付きの_a_コンテンツ-outline7">
      <style:paragraph-properties fo:margin-top="0.1cm" fo:margin-bottom="0cm"/>
      <style:text-properties fo:font-size="20pt" style:font-size-asian="20pt" style:font-size-complex="20pt"/>
    </style:style>
    <style:style style:name="Master2-Layout8-objTx-タイトル付きの_a_コンテンツ-outline9" style:display-name="Master2-Layout8-objTx-タイトル付きの&#10;コンテンツ-outline9" style:family="presentation" style:parent-style-name="Master2-Layout8-objTx-タイトル付きの_a_コンテンツ-outline8">
      <style:paragraph-properties fo:margin-top="0.1cm" fo:margin-bottom="0cm"/>
      <style:text-properties fo:font-size="20pt" style:font-size-asian="20pt" style:font-size-complex="20pt"/>
    </style:style>
    <style:style style:name="Master2-Layout8-objTx-タイトル付きの_a_コンテンツ-subtitle" style:display-name="Master2-Layout8-objTx-タイトル付きの&#10;コンテンツ-subtitle" style:family="presentation">
      <style:graphic-properties draw:stroke="none" draw:fill="none" draw:textarea-vertical-align="middle">
        <text:list-style style:name="Master2-Layout8-objTx-タイトル付きの_a_コンテンツ-subtitle" style:display-name="Master2-Layout8-objTx-タイトル付きの&#10;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タイトル付きの_a_コンテンツ-title" style:display-name="Master2-Layout8-objTx-タイトル付きの&#10;コンテンツ-title" style:family="presentation">
      <style:graphic-properties draw:stroke="none" draw:fill="none" draw:textarea-vertical-align="middle">
        <text:list-style style:name="Master2-Layout8-objTx-タイトル付きの_a_コンテンツ-title" style:display-name="Master2-Layout8-objTx-タイトル付きの&#10;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タイトル付きの図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タイトル付きの図-outline1" style:family="presentation">
      <style:graphic-properties draw:stroke="none" draw:fill="none" draw:auto-grow-height="false" draw:fit-to-size="false" style:shrink-to-fit="true">
        <text:list-style style:name="Master2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タイトル付きの図-outline2" style:family="presentation" style:parent-style-name="Master2-Layout9-picTx-タイトル付きの図-outline1">
      <style:paragraph-properties fo:margin-top="0.4cm" fo:margin-bottom="0cm"/>
      <style:text-properties fo:font-size="28pt" style:font-size-asian="28pt" style:font-size-complex="28pt"/>
    </style:style>
    <style:style style:name="Master2-Layout9-picTx-タイトル付きの図-outline3" style:family="presentation" style:parent-style-name="Master2-Layout9-picTx-タイトル付きの図-outline2">
      <style:paragraph-properties fo:margin-top="0.3cm" fo:margin-bottom="0cm"/>
      <style:text-properties fo:font-size="24pt" style:font-size-asian="24pt" style:font-size-complex="24pt"/>
    </style:style>
    <style:style style:name="Master2-Layout9-picTx-タイトル付きの図-outline4" style:family="presentation" style:parent-style-name="Master2-Layout9-picTx-タイトル付きの図-outline3">
      <style:paragraph-properties fo:margin-top="0.2cm" fo:margin-bottom="0cm"/>
      <style:text-properties fo:font-size="20pt" style:font-size-asian="20pt" style:font-size-complex="20pt"/>
    </style:style>
    <style:style style:name="Master2-Layout9-picTx-タイトル付きの図-outline5" style:family="presentation" style:parent-style-name="Master2-Layout9-picTx-タイトル付きの図-outline4">
      <style:paragraph-properties fo:margin-top="0.1cm" fo:margin-bottom="0cm"/>
      <style:text-properties fo:font-size="20pt" style:font-size-asian="20pt" style:font-size-complex="20pt"/>
    </style:style>
    <style:style style:name="Master2-Layout9-picTx-タイトル付きの図-outline6" style:family="presentation" style:parent-style-name="Master2-Layout9-picTx-タイトル付きの図-outline5">
      <style:paragraph-properties fo:margin-top="0.1cm" fo:margin-bottom="0cm"/>
      <style:text-properties fo:font-size="20pt" style:font-size-asian="20pt" style:font-size-complex="20pt"/>
    </style:style>
    <style:style style:name="Master2-Layout9-picTx-タイトル付きの図-outline7" style:family="presentation" style:parent-style-name="Master2-Layout9-picTx-タイトル付きの図-outline6">
      <style:paragraph-properties fo:margin-top="0.1cm" fo:margin-bottom="0cm"/>
      <style:text-properties fo:font-size="20pt" style:font-size-asian="20pt" style:font-size-complex="20pt"/>
    </style:style>
    <style:style style:name="Master2-Layout9-picTx-タイトル付きの図-outline8" style:family="presentation" style:parent-style-name="Master2-Layout9-picTx-タイトル付きの図-outline7">
      <style:paragraph-properties fo:margin-top="0.1cm" fo:margin-bottom="0cm"/>
      <style:text-properties fo:font-size="20pt" style:font-size-asian="20pt" style:font-size-complex="20pt"/>
    </style:style>
    <style:style style:name="Master2-Layout9-picTx-タイトル付きの図-outline9" style:family="presentation" style:parent-style-name="Master2-Layout9-picTx-タイトル付きの図-outline8">
      <style:paragraph-properties fo:margin-top="0.1cm" fo:margin-bottom="0cm"/>
      <style:text-properties fo:font-size="20pt" style:font-size-asian="20pt" style:font-size-complex="20pt"/>
    </style:style>
    <style:style style:name="Master2-Layout9-picTx-タイトル付きの図-subtitle" style:family="presentation">
      <style:graphic-properties draw:stroke="none" draw:fill="none" draw:textarea-vertical-align="middle">
        <text:list-style style:name="Master2-Layout9-picTx-タイトル付きの図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タイトル付きの図-title" style:family="presentation">
      <style:graphic-properties draw:stroke="none" draw:fill="none" draw:textarea-vertical-align="middle">
        <text:list-style style:name="Master2-Layout9-picTx-タイトル付きの図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タイトルと_a_縦書きテキスト-background" style:display-name="Master2-Layout10-vertTx-タイトルと&#10;縦書きテキスト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タイトルと_a_縦書きテキスト-backgroundobjects" style:display-name="Master2-Layout10-vertTx-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タイトルと_a_縦書きテキスト-notes" style:display-name="Master2-Layout10-vertTx-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タイトルと_a_縦書きテキスト-outline1" style:display-name="Master2-Layout10-vertTx-タイトルと&#10;縦書きテキスト-outline1" style:family="presentation">
      <style:graphic-properties draw:stroke="none" draw:fill="none" draw:auto-grow-height="false" draw:fit-to-size="false" style:shrink-to-fit="true">
        <text:list-style style:name="Master2-Layout10-vertTx-タイトルと_a_縦書きテキスト-outline1" style:display-name="Master2-Layout10-vertTx-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タイトルと_a_縦書きテキスト-outline2" style:display-name="Master2-Layout10-vertTx-タイトルと&#10;縦書きテキスト-outline2" style:family="presentation" style:parent-style-name="Master2-Layout10-vertTx-タイトルと_a_縦書きテキスト-outline1">
      <style:paragraph-properties fo:margin-top="0.4cm" fo:margin-bottom="0cm"/>
      <style:text-properties fo:font-size="28pt" style:font-size-asian="28pt" style:font-size-complex="28pt"/>
    </style:style>
    <style:style style:name="Master2-Layout10-vertTx-タイトルと_a_縦書きテキスト-outline3" style:display-name="Master2-Layout10-vertTx-タイトルと&#10;縦書きテキスト-outline3" style:family="presentation" style:parent-style-name="Master2-Layout10-vertTx-タイトルと_a_縦書きテキスト-outline2">
      <style:paragraph-properties fo:margin-top="0.3cm" fo:margin-bottom="0cm"/>
      <style:text-properties fo:font-size="24pt" style:font-size-asian="24pt" style:font-size-complex="24pt"/>
    </style:style>
    <style:style style:name="Master2-Layout10-vertTx-タイトルと_a_縦書きテキスト-outline4" style:display-name="Master2-Layout10-vertTx-タイトルと&#10;縦書きテキスト-outline4" style:family="presentation" style:parent-style-name="Master2-Layout10-vertTx-タイトルと_a_縦書きテキスト-outline3">
      <style:paragraph-properties fo:margin-top="0.2cm" fo:margin-bottom="0cm"/>
      <style:text-properties fo:font-size="20pt" style:font-size-asian="20pt" style:font-size-complex="20pt"/>
    </style:style>
    <style:style style:name="Master2-Layout10-vertTx-タイトルと_a_縦書きテキスト-outline5" style:display-name="Master2-Layout10-vertTx-タイトルと&#10;縦書きテキスト-outline5" style:family="presentation" style:parent-style-name="Master2-Layout10-vertTx-タイトルと_a_縦書きテキスト-outline4">
      <style:paragraph-properties fo:margin-top="0.1cm" fo:margin-bottom="0cm"/>
      <style:text-properties fo:font-size="20pt" style:font-size-asian="20pt" style:font-size-complex="20pt"/>
    </style:style>
    <style:style style:name="Master2-Layout10-vertTx-タイトルと_a_縦書きテキスト-outline6" style:display-name="Master2-Layout10-vertTx-タイトルと&#10;縦書きテキスト-outline6" style:family="presentation" style:parent-style-name="Master2-Layout10-vertTx-タイトルと_a_縦書きテキスト-outline5">
      <style:paragraph-properties fo:margin-top="0.1cm" fo:margin-bottom="0cm"/>
      <style:text-properties fo:font-size="20pt" style:font-size-asian="20pt" style:font-size-complex="20pt"/>
    </style:style>
    <style:style style:name="Master2-Layout10-vertTx-タイトルと_a_縦書きテキスト-outline7" style:display-name="Master2-Layout10-vertTx-タイトルと&#10;縦書きテキスト-outline7" style:family="presentation" style:parent-style-name="Master2-Layout10-vertTx-タイトルと_a_縦書きテキスト-outline6">
      <style:paragraph-properties fo:margin-top="0.1cm" fo:margin-bottom="0cm"/>
      <style:text-properties fo:font-size="20pt" style:font-size-asian="20pt" style:font-size-complex="20pt"/>
    </style:style>
    <style:style style:name="Master2-Layout10-vertTx-タイトルと_a_縦書きテキスト-outline8" style:display-name="Master2-Layout10-vertTx-タイトルと&#10;縦書きテキスト-outline8" style:family="presentation" style:parent-style-name="Master2-Layout10-vertTx-タイトルと_a_縦書きテキスト-outline7">
      <style:paragraph-properties fo:margin-top="0.1cm" fo:margin-bottom="0cm"/>
      <style:text-properties fo:font-size="20pt" style:font-size-asian="20pt" style:font-size-complex="20pt"/>
    </style:style>
    <style:style style:name="Master2-Layout10-vertTx-タイトルと_a_縦書きテキスト-outline9" style:display-name="Master2-Layout10-vertTx-タイトルと&#10;縦書きテキスト-outline9" style:family="presentation" style:parent-style-name="Master2-Layout10-vertTx-タイトルと_a_縦書きテキスト-outline8">
      <style:paragraph-properties fo:margin-top="0.1cm" fo:margin-bottom="0cm"/>
      <style:text-properties fo:font-size="20pt" style:font-size-asian="20pt" style:font-size-complex="20pt"/>
    </style:style>
    <style:style style:name="Master2-Layout10-vertTx-タイトルと_a_縦書きテキスト-subtitle" style:display-name="Master2-Layout10-vertTx-タイトルと&#10;縦書きテキスト-subtitle" style:family="presentation">
      <style:graphic-properties draw:stroke="none" draw:fill="none" draw:textarea-vertical-align="middle">
        <text:list-style style:name="Master2-Layout10-vertTx-タイトルと_a_縦書きテキスト-subtitle" style:display-name="Master2-Layout10-vertTx-タイトルと&#10;縦書きテキス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タイトルと_a_縦書きテキスト-title" style:display-name="Master2-Layout10-vertTx-タイトルと&#10;縦書きテキスト-title" style:family="presentation">
      <style:graphic-properties draw:stroke="none" draw:fill="none" draw:textarea-vertical-align="middle">
        <text:list-style style:name="Master2-Layout10-vertTx-タイトルと_a_縦書きテキスト-title" style:display-name="Master2-Layout10-vertTx-タイトルと&#10;縦書きテキス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縦書きタイトルと_a_縦書きテキスト-background" style:display-name="Master2-Layout11-vertTitleAndTx-縦書きタイトルと&#10;縦書きテキスト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縦書きタイトルと_a_縦書きテキスト-backgroundobjects" style:display-name="Master2-Layout11-vertTitleAndTx-縦書き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縦書きタイトルと_a_縦書きテキスト-notes" style:display-name="Master2-Layout11-vertTitleAndTx-縦書き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縦書きタイトルと_a_縦書きテキスト-outline1" style:display-name="Master2-Layout11-vertTitleAndTx-縦書きタイトルと&#10;縦書きテキスト-outline1" style:family="presentation">
      <style:graphic-properties draw:stroke="none" draw:fill="none" draw:auto-grow-height="false" draw:fit-to-size="false" style:shrink-to-fit="true">
        <text:list-style style:name="Master2-Layout11-vertTitleAndTx-縦書きタイトルと_a_縦書きテキスト-outline1" style:display-name="Master2-Layout11-vertTitleAndTx-縦書き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縦書きタイトルと_a_縦書きテキスト-outline2" style:display-name="Master2-Layout11-vertTitleAndTx-縦書きタイトルと&#10;縦書きテキスト-outline2" style:family="presentation" style:parent-style-name="Master2-Layout11-vertTitleAndTx-縦書きタイトルと_a_縦書きテキスト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縦書きタイトルと_a_縦書きテキスト-outline3" style:display-name="Master2-Layout11-vertTitleAndTx-縦書きタイトルと&#10;縦書きテキスト-outline3" style:family="presentation" style:parent-style-name="Master2-Layout11-vertTitleAndTx-縦書きタイトルと_a_縦書きテキスト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縦書きタイトルと_a_縦書きテキスト-outline4" style:display-name="Master2-Layout11-vertTitleAndTx-縦書きタイトルと&#10;縦書きテキスト-outline4" style:family="presentation" style:parent-style-name="Master2-Layout11-vertTitleAndTx-縦書きタイトルと_a_縦書きテキスト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縦書きタイトルと_a_縦書きテキスト-outline5" style:display-name="Master2-Layout11-vertTitleAndTx-縦書きタイトルと&#10;縦書きテキスト-outline5" style:family="presentation" style:parent-style-name="Master2-Layout11-vertTitleAndTx-縦書きタイトルと_a_縦書きテキスト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縦書きタイトルと_a_縦書きテキスト-outline6" style:display-name="Master2-Layout11-vertTitleAndTx-縦書きタイトルと&#10;縦書きテキスト-outline6" style:family="presentation" style:parent-style-name="Master2-Layout11-vertTitleAndTx-縦書きタイトルと_a_縦書きテキスト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縦書きタイトルと_a_縦書きテキスト-outline7" style:display-name="Master2-Layout11-vertTitleAndTx-縦書きタイトルと&#10;縦書きテキスト-outline7" style:family="presentation" style:parent-style-name="Master2-Layout11-vertTitleAndTx-縦書きタイトルと_a_縦書きテキスト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縦書きタイトルと_a_縦書きテキスト-outline8" style:display-name="Master2-Layout11-vertTitleAndTx-縦書きタイトルと&#10;縦書きテキスト-outline8" style:family="presentation" style:parent-style-name="Master2-Layout11-vertTitleAndTx-縦書きタイトルと_a_縦書きテキスト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縦書きタイトルと_a_縦書きテキスト-outline9" style:display-name="Master2-Layout11-vertTitleAndTx-縦書きタイトルと&#10;縦書きテキスト-outline9" style:family="presentation" style:parent-style-name="Master2-Layout11-vertTitleAndTx-縦書きタイトルと_a_縦書きテキスト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縦書きタイトルと_a_縦書きテキスト-subtitle" style:display-name="Master2-Layout11-vertTitleAndTx-縦書きタイトルと&#10;縦書きテキスト-subtitle" style:family="presentation">
      <style:graphic-properties draw:stroke="none" draw:fill="none" draw:textarea-vertical-align="middle">
        <text:list-style style:name="Master2-Layout11-vertTitleAndTx-縦書きタイトルと_a_縦書きテキスト-subtitle" style:display-name="Master2-Layout11-vertTitleAndTx-縦書きタイトルと&#10;縦書きテキス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縦書きタイトルと_a_縦書きテキスト-title" style:display-name="Master2-Layout11-vertTitleAndTx-縦書きタイトルと&#10;縦書きテキスト-title" style:family="presentation">
      <style:graphic-properties draw:stroke="none" draw:fill="none" draw:textarea-vertical-align="middle">
        <text:list-style style:name="Master2-Layout11-vertTitleAndTx-縦書きタイトルと_a_縦書きテキスト-title" style:display-name="Master2-Layout11-vertTitleAndTx-縦書きタイトルと&#10;縦書きテキス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セクション見出し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タイトル付きの_a_コンテンツ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タイトル付きの_a_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タイトル付きの_a_コンテンツ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タイトル付きの_a_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タイトル付きの_a_コンテンツ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タイトル付きの_a_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タイトル付きの_a_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タイトル付きの図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タイトルと_a_縦書きテキスト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タイトルと_a_縦書きテキスト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タイトルと_a_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タイトルと_a_縦書きテキスト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タイトルと_a_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縦書きタイトルと_a_縦書きテキスト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縦書きタイトルと_a_縦書きテキスト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縦書きタイトルと_a_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縦書きタイトルと_a_縦書きテキスト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縦書きタイトルと_a_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縦書き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Blank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1-title-タイトル-スライド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タイトル-スライド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タイトル-スライド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タイトル-スライド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タイトルとコンテンツ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タイトルと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タイトルと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セクション見出し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セクション見出し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3-secHead-セクション見出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セクション見出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2-つのコンテンツ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4-twoObj-2-つの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4-twoObj-2-つ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4-twoObj-2-つ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比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5-twoTxTwoObj-比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5-twoTxTwoObj-比較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6-titleOnly-タイトルのみ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6-titleOnly-タイトルの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6-titleOnly-タイトルの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6-titleOnly-タイトルの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タイトル付きの_a_コンテンツ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タイトル付きの_a_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タイトル付きの_a_コンテンツ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8-objTx-タイトル付きの_a_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8-objTx-タイトル付きの_a_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8-objTx-タイトル付きの_a_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タイトル付きの図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タイトル付きの図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タイトル付きの図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タイトル付きの図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9-picTx-タイトル付きの図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0-vertTx-タイトルと_a_縦書きテキスト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タイトルと_a_縦書きテキスト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タイトルと_a_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タイトルと_a_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0-vertTx-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11-vertTitleAndTx-縦書きタイトルと_a_縦書きテキスト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縦書きタイトルと_a_縦書きテキスト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縦書きタイトルと_a_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縦書きタイトルと_a_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縦書き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413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413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.3999996185303pt" style:language-asian="ja" style:country-asian="JP" style:font-style-asian="normal" style:font-weight-asian="normal" style:font-size-complex="26.3999996185303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language-asian="ja" style:country-asian="JP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ヘッダー プレースホルダー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日付プレースホルダー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フッター プレースホルダー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スライド番号プレースホルダー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タイトル プレースホルダー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テキスト プレースホルダー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Default-title" draw:layer="backgroundobjects" svg:width="18.624cm" svg:height="10.476cm" svg:x="1.482cm" svg:y="2.123cm" presentation:class="page"/>
        <draw:frame draw:name="ノート プレースホルダー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マスター タイトルの書式設定</text:span></text:p>
        </draw:text-box>
      </draw:frame>
      <draw:frame draw:name="サブタイトル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マスター サブタイトルの書式設定</text:span></text:p>
        </draw:text-box>
      </draw:frame>
      <draw:frame draw:name="日付プレースホルダー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1-title-タイトル-スライド-title" draw:layer="backgroundobjects" svg:width="18.624cm" svg:height="10.476cm" svg:x="1.482cm" svg:y="2.123cm" presentation:class="page"/>
        <draw:frame draw:name="ノート プレースホルダー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マスター タイトルの書式設定</text:span></text:p>
        </draw:text-box>
      </draw:frame>
      <draw:frame draw:name="コンテンツ プレースホルダー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2-obj-タイトルとコンテンツ-title" draw:layer="backgroundobjects" svg:width="18.624cm" svg:height="10.476cm" svg:x="1.482cm" svg:y="2.123cm" presentation:class="page"/>
        <draw:frame draw:name="ノート プレースホルダー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マスター タイトルの書式設定</text:span></text:p>
        </draw:text-box>
      </draw:frame>
      <draw:frame draw:name="テキスト プレースホルダー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マスター テキストの書式設定</text:span></text:p>
            </text:list-item>
          </text:list>
        </draw:text-box>
      </draw:frame>
      <draw:frame draw:name="日付プレースホルダー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3-secHead-セクション見出し-title" draw:layer="backgroundobjects" svg:width="18.624cm" svg:height="10.476cm" svg:x="1.482cm" svg:y="2.123cm" presentation:class="page"/>
        <draw:frame draw:name="ノート プレースホルダー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マスター タイトルの書式設定</text:span></text:p>
        </draw:text-box>
      </draw:frame>
      <draw:frame draw:name="コンテンツ プレースホルダー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ー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4-twoObj-2-つのコンテンツ-title" draw:layer="backgroundobjects" svg:width="18.624cm" svg:height="10.476cm" svg:x="1.482cm" svg:y="2.123cm" presentation:class="page"/>
        <draw:frame draw:name="ノート プレースホルダー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マスター タイトルの書式設定</text:span></text:p>
        </draw:text-box>
      </draw:frame>
      <draw:frame draw:name="テキスト プレースホルダー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マスター テキストの書式設定</text:span></text:p>
            </text:list-item>
          </text:list>
        </draw:text-box>
      </draw:frame>
      <draw:frame draw:name="コンテンツ プレースホルダー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マスター テキストの書式設定</text:span></text:p>
            </text:list-item>
          </text:list>
        </draw:text-box>
      </draw:frame>
      <draw:frame draw:name="コンテンツ プレースホルダー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5-twoTxTwoObj-比較-title" draw:layer="backgroundobjects" svg:width="18.624cm" svg:height="10.476cm" svg:x="1.482cm" svg:y="2.123cm" presentation:class="page"/>
        <draw:frame draw:name="ノート プレースホルダー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マスター タイトルの書式設定</text:span></text:p>
        </draw:text-box>
      </draw:frame>
      <draw:frame draw:name="日付プレースホルダー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6-titleOnly-タイトルのみ-title" draw:layer="backgroundobjects" svg:width="18.624cm" svg:height="10.476cm" svg:x="1.482cm" svg:y="2.123cm" presentation:class="page"/>
        <draw:frame draw:name="ノート プレースホルダー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ー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7-blank-白紙-title" draw:layer="backgroundobjects" svg:width="18.624cm" svg:height="10.476cm" svg:x="1.482cm" svg:y="2.123cm" presentation:class="page"/>
        <draw:frame draw:name="ノート プレースホルダー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8-objTx-タイトル付きの_a_コンテンツ" style:display-name="Master1-Layout8-objTx-タイトル付きの&#10;コンテンツ" style:page-layout-name="PM1" draw:style-name="Mdp1">
      <draw:frame draw:name="タイトル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マスター タイトルの書式設定</text:span></text:p>
        </draw:text-box>
      </draw:frame>
      <draw:frame draw:name="コンテンツ プレースホルダー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12">第 </text:span><text:span text:style-name="MT12">2 </text:span><text:span text:style-name="MT12">レベル</text:span></text:p>
                  <text:list>
                    <text:list-item>
                      <text:p text:style-name="MP6"><text:span text:style-name="MT3">第 </text:span><text:span text:style-name="MT3">3 </text:span><text:span text:style-name="MT3">レベル</text:span></text:p>
                      <text:list>
                        <text:list-item>
                          <text:p text:style-name="MP7"><text:span text:style-name="MT4">第 </text:span><text:span text:style-name="MT4">4 </text:span><text:span text:style-name="MT4">レベル</text:span></text:p>
                          <text:list>
                            <text:list-item>
                              <text:p text:style-name="MP8"><text:span text:style-name="MT4">第 </text:span><text:span text:style-name="MT4">5 </text:span><text:span text:style-name="MT4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マスター テキストの書式設定</text:span></text:p>
            </text:list-item>
          </text:list>
        </draw:text-box>
      </draw:frame>
      <draw:frame draw:name="日付プレースホルダー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8-objTx-タイトル付きの_a_コンテンツ-title" draw:layer="backgroundobjects" svg:width="18.624cm" svg:height="10.476cm" svg:x="1.482cm" svg:y="2.123cm" presentation:class="page"/>
        <draw:frame draw:name="ノート プレースホルダー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マスター タイトルの書式設定</text:span></text:p>
        </draw:text-box>
      </draw:frame>
      <draw:frame draw:name="図プレースホルダー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テキスト プレースホルダー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マスター テキストの書式設定</text:span></text:p>
            </text:list-item>
          </text:list>
        </draw:text-box>
      </draw:frame>
      <draw:frame draw:name="日付プレースホルダー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9-picTx-タイトル付きの図-title" draw:layer="backgroundobjects" svg:width="18.624cm" svg:height="10.476cm" svg:x="1.482cm" svg:y="2.123cm" presentation:class="page"/>
        <draw:frame draw:name="ノート プレースホルダー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0-vertTx-タイトルと_a_縦書きテキスト" style:display-name="Master1-Layout10-vertTx-タイトルと&#10;縦書きテキスト" style:page-layout-name="PM1" draw:style-name="Mdp1">
      <draw:frame draw:name="タイトル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マスター タイトルの書式設定</text:span></text:p>
        </draw:text-box>
      </draw:frame>
      <draw:frame draw:name="縦書きテキスト プレースホルダー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10-vertTx-タイトルと_a_縦書きテキスト-title" draw:layer="backgroundobjects" svg:width="18.624cm" svg:height="10.476cm" svg:x="1.482cm" svg:y="2.123cm" presentation:class="page"/>
        <draw:frame draw:name="ノート プレースホルダー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1-vertTitleAndTx-縦書きタイトルと_a_縦書きテキスト" style:display-name="Master1-Layout11-vertTitleAndTx-縦書きタイトルと&#10;縦書きテキスト" style:page-layout-name="PM1" draw:style-name="Mdp1">
      <draw:frame draw:name="縦書きタイトル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マスター タイトルの書式設定</text:span></text:p>
        </draw:text-box>
      </draw:frame>
      <draw:frame draw:name="縦書きテキスト プレースホルダー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フッター プレースホルダー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スライド番号プレースホルダー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スライド イメージ プレースホルダー 1" presentation:style-name="Master1-Layout11-vertTitleAndTx-縦書きタイトルと_a_縦書きテキスト-title" draw:layer="backgroundobjects" svg:width="18.624cm" svg:height="10.476cm" svg:x="1.482cm" svg:y="2.123cm" presentation:class="page"/>
        <draw:frame draw:name="ノート プレースホルダー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Blank-Slide" style:page-layout-name="PM1" draw:style-name="Mdp1">
      <draw:frame draw:name="タイトル プレースホルダー 1" presentation:style-name="Mpr73" draw:text-style-name="MP3" draw:layer="backgroundobjects" svg:width="25.199cm" svg:height="2.629cm" svg:x="1.4cm" svg:y="0.628cm" presentation:class="title">
        <draw:text-box>
          <text:p/>
        </draw:text-box>
      </draw:frame>
      <draw:frame draw:name="テキスト プレースホルダー 2" presentation:style-name="Mpr74" draw:text-style-name="MP3" draw:layer="backgroundobjects" svg:width="25.199cm" svg:height="9.134cm" svg:x="1.4cm" svg:y="3.684cm" presentation:class="outline">
        <draw:text-box>
          <text:list text:style-name="ML2">
            <text:list-item>
              <text:p text:style-name="MP12"><text:span text:style-name="MT14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Blank-Slide-title" draw:layer="backgroundobjects" svg:width="18.624cm" svg:height="10.476cm" svg:x="1.482cm" svg:y="2.123cm" presentation:class="page"/>
        <draw:frame draw:name="ノート プレースホルダー 2" presentation:style-name="Mpr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7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-title-タイトル-スライド" style:page-layout-name="PM1" draw:style-name="Mdp1">
      <draw:frame draw:name="タイトル 1" presentation:style-name="Mpr78" draw:text-style-name="MP3" draw:layer="backgroundobjects" svg:width="20.999cm" svg:height="5.481cm" svg:x="3.501cm" svg:y="2.58cm" presentation:class="title">
        <draw:text-box>
          <text:p text:style-name="MP9"><text:span text:style-name="MT7">マスター タイトルの書式設定</text:span></text:p>
        </draw:text-box>
      </draw:frame>
      <draw:frame draw:name="サブタイトル 2" presentation:style-name="Mpr79" draw:text-style-name="MP3" draw:layer="backgroundobjects" svg:width="20.999cm" svg:height="3.806cm" svg:x="3.501cm" svg:y="8.273cm" presentation:class="subtitle">
        <draw:text-box>
          <text:p text:style-name="MP13"><text:span text:style-name="MT8">マスター サブタイトルの書式設定</text:span></text:p>
        </draw:text-box>
      </draw:frame>
      <presentation:notes style:page-layout-name="PM0">
        <draw:page-thumbnail draw:name="スライド イメージ プレースホルダー 1" presentation:style-name="Master2-Layout1-title-タイトル-スライド-title" draw:layer="backgroundobjects" svg:width="18.624cm" svg:height="10.476cm" svg:x="1.482cm" svg:y="2.123cm" presentation:class="page"/>
        <draw:frame draw:name="ノート プレースホルダー 2" presentation:style-name="Mpr8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8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8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8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8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2-obj-タイトルとコンテンツ" style:page-layout-name="PM1" draw:style-name="Mdp1">
      <draw:frame draw:name="タイトル 1" presentation:style-name="Mpr83" draw:text-style-name="MP3" draw:layer="backgroundobjects" svg:width="25.199cm" svg:height="2.629cm" svg:x="1.4cm" svg:y="0.628cm" presentation:class="title">
        <draw:text-box>
          <text:p text:style-name="MP9"><text:span text:style-name="MT15">マスター タイトルの書式設定</text:span></text:p>
        </draw:text-box>
      </draw:frame>
      <draw:frame draw:name="コンテンツ プレースホルダー 2" presentation:style-name="Mpr84" draw:text-style-name="MP3" draw:layer="backgroundobjects" svg:width="25.199cm" svg:height="9.134cm" svg:x="1.4cm" svg:y="3.684cm" presentation:class="title">
        <draw:text-box>
          <text:p text:style-name="MP12"><text:span text:style-name="MT14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2-obj-タイトルとコンテンツ-title" draw:layer="backgroundobjects" svg:width="18.624cm" svg:height="10.476cm" svg:x="1.482cm" svg:y="2.123cm" presentation:class="page"/>
        <draw:frame draw:name="ノート プレースホルダー 2" presentation:style-name="Mpr8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8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8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8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8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3-secHead-セクション見出し" style:page-layout-name="PM1" draw:style-name="Mdp1">
      <draw:frame draw:name="タイトル 1" presentation:style-name="Mpr88" draw:text-style-name="MP3" draw:layer="backgroundobjects" svg:width="24.152cm" svg:height="6.548cm" svg:x="1.909cm" svg:y="3.929cm" presentation:class="title">
        <draw:text-box>
          <text:p text:style-name="MP9"><text:span text:style-name="MT7">マスター タイトルの書式設定</text:span></text:p>
        </draw:text-box>
      </draw:frame>
      <draw:frame draw:name="テキスト プレースホルダー 2" presentation:style-name="Mpr89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マスター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3-secHead-セクション見出し-title" draw:layer="backgroundobjects" svg:width="18.624cm" svg:height="10.476cm" svg:x="1.482cm" svg:y="2.123cm" presentation:class="page"/>
        <draw:frame draw:name="ノート プレースホルダー 2" presentation:style-name="Mpr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9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4-twoObj-2-つのコンテンツ" style:page-layout-name="PM1" draw:style-name="Mdp1">
      <draw:frame draw:name="タイトル 1" presentation:style-name="Mpr93" draw:text-style-name="MP3" draw:layer="backgroundobjects" svg:width="25.199cm" svg:height="2.629cm" svg:x="1.4cm" svg:y="0.628cm" presentation:class="title">
        <draw:text-box>
          <text:p text:style-name="MP9"><text:span text:style-name="MT15">マスター タイトルの書式設定</text:span></text:p>
        </draw:text-box>
      </draw:frame>
      <draw:frame draw:name="コンテンツ プレースホルダー 2" presentation:style-name="Mpr94" draw:text-style-name="MP3" draw:layer="backgroundobjects" svg:width="12.387cm" svg:height="9.137cm" svg:x="1.398cm" svg:y="3.682cm" presentation:class="title">
        <draw:text-box>
          <text:p text:style-name="MP12"><text:span text:style-name="MT14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ー 3" presentation:style-name="Mpr94" draw:text-style-name="MP3" draw:layer="backgroundobjects" svg:width="12.391cm" svg:height="9.137cm" svg:x="14.208cm" svg:y="3.682cm" presentation:class="title">
        <draw:text-box>
          <text:p text:style-name="MP12"><text:span text:style-name="MT14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4-twoObj-2-つのコンテンツ-title" draw:layer="backgroundobjects" svg:width="18.624cm" svg:height="10.476cm" svg:x="1.482cm" svg:y="2.123cm" presentation:class="page"/>
        <draw:frame draw:name="ノート プレースホルダー 2" presentation:style-name="Mpr9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9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9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9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9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5-twoTxTwoObj-比較" style:page-layout-name="PM1" draw:style-name="Mdp1">
      <draw:frame draw:name="タイトル 1" presentation:style-name="Mpr98" draw:text-style-name="MP3" draw:layer="backgroundobjects" svg:width="24.152cm" svg:height="3.047cm" svg:x="1.927cm" svg:y="0.838cm" presentation:class="title">
        <draw:text-box>
          <text:p text:style-name="MP9"><text:span text:style-name="MT15">マスター タイトルの書式設定</text:span></text:p>
        </draw:text-box>
      </draw:frame>
      <draw:frame draw:name="テキスト プレースホルダー 2" presentation:style-name="Mpr99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1">マスター テキストの書式設定</text:span></text:p>
            </text:list-item>
          </text:list>
        </draw:text-box>
      </draw:frame>
      <draw:frame draw:name="コンテンツ プレースホルダー 3" presentation:style-name="Mpr100" draw:text-style-name="MP3" draw:layer="backgroundobjects" svg:width="11.849cm" svg:height="8.462cm" svg:x="1.927cm" svg:y="5.755cm" presentation:class="title">
        <draw:text-box>
          <text:p text:style-name="MP12"><text:span text:style-name="MT14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4" presentation:style-name="Mpr99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1">マスター テキストの書式設定</text:span></text:p>
            </text:list-item>
          </text:list>
        </draw:text-box>
      </draw:frame>
      <draw:frame draw:name="コンテンツ プレースホルダー 5" presentation:style-name="Mpr100" draw:text-style-name="MP3" draw:layer="backgroundobjects" svg:width="11.902cm" svg:height="8.462cm" svg:x="14.177cm" svg:y="5.755cm" presentation:class="title">
        <draw:text-box>
          <text:p text:style-name="MP12"><text:span text:style-name="MT14">マスター テキストの書式設定</text:span></text:p>
          <text:list text:style-name="ML6">
            <text:list-item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5-twoTxTwoObj-比較-title" draw:layer="backgroundobjects" svg:width="18.624cm" svg:height="10.476cm" svg:x="1.482cm" svg:y="2.123cm" presentation:class="page"/>
        <draw:frame draw:name="ノート プレースホルダー 2" presentation:style-name="Mpr10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0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0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0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0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6-titleOnly-タイトルのみ" style:page-layout-name="PM1" draw:style-name="Mdp1">
      <draw:frame draw:name="タイトル 1" presentation:style-name="Mpr104" draw:text-style-name="MP3" draw:layer="backgroundobjects" svg:width="25.199cm" svg:height="2.629cm" svg:x="1.4cm" svg:y="0.628cm" presentation:class="title">
        <draw:text-box>
          <text:p text:style-name="MP9"><text:span text:style-name="MT15">マスター タイトルの書式設定</text:span></text:p>
        </draw:text-box>
      </draw:frame>
      <presentation:notes style:page-layout-name="PM0">
        <draw:page-thumbnail draw:name="スライド イメージ プレースホルダー 1" presentation:style-name="Master2-Layout6-titleOnly-タイトルのみ-title" draw:layer="backgroundobjects" svg:width="18.624cm" svg:height="10.476cm" svg:x="1.482cm" svg:y="2.123cm" presentation:class="page"/>
        <draw:frame draw:name="ノート プレースホルダー 2" presentation:style-name="Mpr10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0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0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0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0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7-blank-白紙" style:page-layout-name="PM1" draw:style-name="Mdp1">
      <draw:frame presentation:style-name="Master2-Layout7-blank-白紙-title" draw:layer="backgroundobjects" svg:width="25.2cm" svg:height="2.629cm" svg:x="1.4cm" svg:y="0.628cm" presentation:class="title" presentation:placeholder="true">
        <draw:text-box/>
      </draw:frame>
      <draw:frame presentation:style-name="Master2-Layout7-blank-白紙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スライド イメージ プレースホルダー 1" presentation:style-name="Master2-Layout7-blank-白紙-title" draw:layer="backgroundobjects" svg:width="18.624cm" svg:height="10.476cm" svg:x="1.482cm" svg:y="2.123cm" presentation:class="page"/>
        <draw:frame draw:name="ノート プレースホルダー 2" presentation:style-name="Mpr10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0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0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1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1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8-objTx-タイトル付きの_a_コンテンツ" style:display-name="Master2-Layout8-objTx-タイトル付きの&#10;コンテンツ" style:page-layout-name="PM1" draw:style-name="Mdp1">
      <draw:frame draw:name="タイトル 1" presentation:style-name="Mpr111" draw:text-style-name="MP3" draw:layer="backgroundobjects" svg:width="9.031cm" svg:height="3.678cm" svg:x="1.927cm" svg:y="1.05cm" presentation:class="title">
        <draw:text-box>
          <text:p text:style-name="MP9"><text:span text:style-name="MT2">マスター タイトルの書式設定</text:span></text:p>
        </draw:text-box>
      </draw:frame>
      <draw:frame draw:name="コンテンツ プレースホルダー 2" presentation:style-name="Mpr112" draw:text-style-name="MP3" draw:layer="backgroundobjects" svg:width="14.173cm" svg:height="11.196cm" svg:x="11.906cm" svg:y="2.267cm" presentation:class="title">
        <draw:text-box>
          <text:p text:style-name="MP12"><text:span text:style-name="MT2">マスター テキストの書式設定</text:span></text:p>
          <text:list text:style-name="ML6">
            <text:list-item>
              <text:list>
                <text:list-item>
                  <text:p text:style-name="MP5"><text:span text:style-name="MT12">第 </text:span><text:span text:style-name="MT12">2 </text:span><text:span text:style-name="MT12">レベル</text:span></text:p>
                  <text:list>
                    <text:list-item>
                      <text:p text:style-name="MP6"><text:span text:style-name="MT3">第 </text:span><text:span text:style-name="MT3">3 </text:span><text:span text:style-name="MT3">レベル</text:span></text:p>
                      <text:list>
                        <text:list-item>
                          <text:p text:style-name="MP7"><text:span text:style-name="MT4">第 </text:span><text:span text:style-name="MT4">4 </text:span><text:span text:style-name="MT4">レベル</text:span></text:p>
                          <text:list>
                            <text:list-item>
                              <text:p text:style-name="MP8"><text:span text:style-name="MT4">第 </text:span><text:span text:style-name="MT4">5 </text:span><text:span text:style-name="MT4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3" presentation:style-name="Mpr11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13">マスター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8-objTx-タイトル付きの_a_コンテンツ-title" draw:layer="backgroundobjects" svg:width="18.624cm" svg:height="10.476cm" svg:x="1.482cm" svg:y="2.123cm" presentation:class="page"/>
        <draw:frame draw:name="ノート プレースホルダー 2" presentation:style-name="Mpr11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1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1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9-picTx-タイトル付きの図" style:page-layout-name="PM1" draw:style-name="Mdp1">
      <draw:frame draw:name="タイトル 1" presentation:style-name="Mpr117" draw:text-style-name="MP3" draw:layer="backgroundobjects" svg:width="9.031cm" svg:height="3.678cm" svg:x="1.927cm" svg:y="1.05cm" presentation:class="title">
        <draw:text-box>
          <text:p text:style-name="MP9"><text:span text:style-name="MT2">マスター タイトルの書式設定</text:span></text:p>
        </draw:text-box>
      </draw:frame>
      <draw:frame draw:name="図プレースホルダー 2" presentation:style-name="Mpr118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テキスト プレースホルダー 3" presentation:style-name="Mpr11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13">マスター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9-picTx-タイトル付きの図-title" draw:layer="backgroundobjects" svg:width="18.624cm" svg:height="10.476cm" svg:x="1.482cm" svg:y="2.123cm" presentation:class="page"/>
        <draw:frame draw:name="ノート プレースホルダー 2" presentation:style-name="Mpr12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2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2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0-vertTx-タイトルと_a_縦書きテキスト" style:display-name="Master2-Layout10-vertTx-タイトルと&#10;縦書きテキスト" style:page-layout-name="PM1" draw:style-name="Mdp1">
      <draw:frame draw:name="タイトル 1" presentation:style-name="Mpr123" draw:text-style-name="MP3" draw:layer="backgroundobjects" svg:width="25.199cm" svg:height="2.629cm" svg:x="1.4cm" svg:y="0.628cm" presentation:class="title">
        <draw:text-box>
          <text:p text:style-name="MP9"><text:span text:style-name="MT15">マスター タイトルの書式設定</text:span></text:p>
        </draw:text-box>
      </draw:frame>
      <draw:frame draw:name="縦書きテキスト プレースホルダー 2" presentation:style-name="Mpr124" draw:text-style-name="MP11" draw:layer="backgroundobjects" svg:width="25.199cm" svg:height="9.134cm" svg:x="1.4cm" svg:y="3.684cm" presentation:class="outline">
        <draw:text-box>
          <text:list text:style-name="ML2">
            <text:list-item>
              <text:p text:style-name="MP12"><text:span text:style-name="MT14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10-vertTx-タイトルと_a_縦書きテキスト-title" draw:layer="backgroundobjects" svg:width="18.624cm" svg:height="10.476cm" svg:x="1.482cm" svg:y="2.123cm" presentation:class="page"/>
        <draw:frame draw:name="ノート プレースホルダー 2" presentation:style-name="Mpr1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2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2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2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2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1-vertTitleAndTx-縦書きタイトルと_a_縦書きテキスト" style:display-name="Master2-Layout11-vertTitleAndTx-縦書きタイトルと&#10;縦書きテキスト" style:page-layout-name="PM1" draw:style-name="Mdp1">
      <draw:frame draw:name="縦書きタイトル 1" presentation:style-name="Mpr128" draw:text-style-name="MP11" draw:layer="backgroundobjects" svg:width="6.297cm" svg:height="12.193cm" svg:x="20.302cm" svg:y="0.626cm" presentation:class="title">
        <draw:text-box>
          <text:p text:style-name="MP9"><text:span text:style-name="MT15">マスター タイトルの書式設定</text:span></text:p>
        </draw:text-box>
      </draw:frame>
      <draw:frame draw:name="縦書きテキスト プレースホルダー 2" presentation:style-name="Mpr129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4">マスター テキストの書式設定</text:span></text:p>
              <text:list>
                <text:list-item>
                  <text:p text:style-name="MP5"><text:span text:style-name="MT3">第 </text:span><text:span text:style-name="MT3">2 </text:span><text:span text:style-name="MT3">レベル</text:span></text:p>
                  <text:list>
                    <text:list-item>
                      <text:p text:style-name="MP6"><text:span text:style-name="MT4">第 </text:span><text:span text:style-name="MT4">3 </text:span><text:span text:style-name="MT4">レベル</text:span></text:p>
                      <text:list>
                        <text:list-item>
                          <text:p text:style-name="MP7"><text:span text:style-name="MT5">第 </text:span><text:span text:style-name="MT5">4 </text:span><text:span text:style-name="MT5">レベル</text:span></text:p>
                          <text:list>
                            <text:list-item>
                              <text:p text:style-name="MP8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2-Layout11-vertTitleAndTx-縦書きタイトルと_a_縦書きテキスト-title" draw:layer="backgroundobjects" svg:width="18.624cm" svg:height="10.476cm" svg:x="1.482cm" svg:y="2.123cm" presentation:class="page"/>
        <draw:frame draw:name="ノート プレースホルダー 2" presentation:style-name="Mpr13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ー 3" presentation:style-name="Mpr13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ー 4" presentation:style-name="Mpr13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ー 5" presentation:style-name="Mpr13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ー 6" presentation:style-name="Mpr13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0.4$Windows_X86_64 LibreOffice_project/9a9c6381e3f7a62afc1329bd359cc48accb6435b</meta:generator>
    <dc:title>PowerPoint プレゼンテーション</dc:title>
    <meta:creation-date>2021-09-07T12:58:02Z</meta:creation-date>
    <dc:date>2021-09-09T18:54:33.421000000</dc:date>
    <meta:editing-cycles>5</meta:editing-cycles>
    <meta:editing-duration>PT29M1S</meta:editing-duration>
    <meta:document-statistic meta:object-count="311"/>
  </office:meta>
</office:document-meta>
</file>